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1" svg:font-family="Arial"/>
    <style:font-face style:name="Lucidasans1" svg:font-family="Lucidasans"/>
    <style:font-face style:name="Arial3" svg:font-family="Arial" style:font-pitch="variable"/>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Garamond2" svg:font-family="Garamond" style:font-adornments="Regular"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0.97cm" table:align="left" style:writing-mode="lr-tb"/>
    </style:style>
    <style:style style:name="Table5.A" style:family="table-column">
      <style:table-column-properties style:column-width="10.97cm"/>
    </style:style>
    <style:style style:name="Table5.1" style:family="table-row">
      <style:table-row-properties style:min-row-height="0.519cm"/>
    </style:style>
    <style:style style:name="Table5.A1" style:family="table-cell">
      <style:table-cell-properties fo:background-color="#93cddd">
        <style:background-image/>
      </style:table-cell-properties>
    </style:style>
    <style:style style:name="Table6" style:family="table">
      <style:table-properties style:width="10.97cm" style:rel-width="100%" table:align="left" style:writing-mode="lr-tb"/>
    </style:style>
    <style:style style:name="Table6.A" style:family="table-column">
      <style:table-column-properties style:column-width="10.97cm" style:rel-column-width="65535*"/>
    </style:style>
    <style:style style:name="Table6.A1" style:family="table-cell">
      <style:table-cell-properties style:vertical-align="middle"/>
    </style:style>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6.658cm" table:align="left" style:writing-mode="lr-tb"/>
    </style:style>
    <style:style style:name="Table1.A" style:family="table-column">
      <style:table-column-properties style:column-width="2.009cm"/>
    </style:style>
    <style:style style:name="Table1.B" style:family="table-column">
      <style:table-column-properties style:column-width="9.892cm"/>
    </style:style>
    <style:style style:name="Table1.C" style:family="table-column">
      <style:table-column-properties style:column-width="4.757cm"/>
    </style:style>
    <style:style style:name="Table1.A1" style:family="table-cell">
      <style:table-cell-properties fo:padding="0.049cm" fo:border="1pt solid #000000"/>
    </style:style>
    <style:style style:name="Table1.B1" style:family="table-cell">
      <style:table-cell-properties fo:padding-left="0cm" fo:padding-right="0.049cm" fo:padding-top="0.049cm" fo:padding-bottom="0.049cm" fo:border-left="none" fo:border-right="1pt solid #000000" fo:border-top="1pt solid #000000" fo:border-bottom="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Table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5.051cm" style:type="right"/>
          <style:tab-stop style:position="19.024cm" style:type="right"/>
        </style:tab-stops>
      </style:paragraph-properties>
      <style:text-properties officeooo:paragraph-rsid="004dfa28"/>
    </style:style>
    <style:style style:name="P3" style:family="paragraph" style:parent-style-name="Footer" style:master-page-name="">
      <loext:graphic-properties draw:fill="none"/>
      <style:paragraph-properties fo:margin-left="0cm" fo:margin-right="0cm" fo:text-align="start" style:justify-single-word="false" fo:orphans="0" fo:widows="0" fo:hyphenation-ladder-count="no-limit" fo:text-indent="0cm" style:auto-text-indent="false" style:page-number="auto" fo:background-color="transparent" text:number-lines="false" text:line-number="0" style:writing-mode="lr-tb">
        <style:tab-stops>
          <style:tab-stop style:position="8.864cm" style:type="center"/>
          <style:tab-stop style:position="15.007cm" style:type="right"/>
          <style:tab-stop style:position="19.024cm" style:type="right"/>
        </style:tab-stops>
      </style:paragraph-properties>
      <style:text-properties fo:hyphenate="false" fo:hyphenation-remain-char-count="2" fo:hyphenation-push-char-count="2"/>
    </style:style>
    <style:style style:name="P4" style:family="paragraph" style:parent-style-name="Standard">
      <style:paragraph-properties fo:margin-left="0cm" fo:margin-right="0cm" fo:text-indent="0cm" style:auto-text-indent="false">
        <style:tab-stops/>
      </style:paragraph-properties>
      <style:text-properties style:font-name="Arial" fo:font-size="10pt" fo:font-style="italic" style:font-size-asian="10pt" style:font-style-asian="italic" style:font-size-complex="10pt" style:font-style-complex="italic"/>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font-name="Garamond" fo:font-size="10pt" style:font-size-asian="10pt" style:font-size-complex="10pt"/>
    </style:style>
    <style:style style:name="P7" style:family="paragraph" style:parent-style-name="Text_20_body">
      <style:paragraph-properties fo:margin-left="0cm" fo:margin-right="0cm" fo:text-indent="0cm" style:auto-text-indent="false"/>
      <style:text-properties style:font-name="Garamond" fo:font-size="10pt" officeooo:rsid="004a03cd" officeooo:paragraph-rsid="004a03cd" fo:background-color="#fff200" style:font-size-asian="10pt" style:font-size-complex="10pt"/>
    </style:style>
    <style:style style:name="P8" style:family="paragraph" style:parent-style-name="Text_20_body">
      <style:paragraph-properties fo:margin-left="0cm" fo:margin-right="0cm" fo:text-indent="0cm" style:auto-text-indent="false"/>
      <style:text-properties style:font-name="Garamond" fo:font-size="10pt" officeooo:rsid="0050eed1" officeooo:paragraph-rsid="0050eed1" fo:background-color="#fff200" style:font-size-asian="10pt" style:font-size-complex="10pt"/>
    </style:style>
    <style:style style:name="P9" style:family="paragraph" style:parent-style-name="Text_20_body">
      <style:paragraph-properties fo:margin-left="0cm" fo:margin-right="0cm" fo:text-indent="0cm" style:auto-text-indent="false"/>
      <style:text-properties style:use-window-font-color="true" style:font-name="Garamond" fo:font-size="10pt" officeooo:rsid="0048ebcf" officeooo:paragraph-rsid="0048ebcf" fo:background-color="#fff200" style:font-size-asian="10pt" style:font-size-complex="10pt"/>
    </style:style>
    <style:style style:name="P10" style:family="paragraph" style:parent-style-name="Text_20_body">
      <style:paragraph-properties fo:margin-left="0cm" fo:margin-right="0cm" fo:margin-top="0cm" fo:margin-bottom="0cm" loext:contextual-spacing="false" fo:text-indent="0cm" style:auto-text-indent="false"/>
      <style:text-properties style:font-name="Garamond"/>
    </style:style>
    <style:style style:name="P11" style:family="paragraph" style:parent-style-name="Text_20_body">
      <style:paragraph-properties fo:margin-left="0cm" fo:margin-right="0cm" fo:margin-top="0cm" fo:margin-bottom="0cm" loext:contextual-spacing="false" fo:text-indent="0cm" style:auto-text-indent="false"/>
      <style:text-properties style:font-name="Garamond" fo:font-size="10pt" style:font-size-asian="10pt" style:font-size-complex="10pt"/>
    </style:style>
    <style:style style:name="P12" style:family="paragraph" style:parent-style-name="Text_20_body">
      <style:paragraph-properties fo:margin-left="0cm" fo:margin-right="0cm" fo:margin-top="0cm" fo:margin-bottom="0cm" loext:contextual-spacing="false" fo:text-indent="0cm" style:auto-text-indent="false"/>
      <style:text-properties style:use-window-font-color="true" style:font-name="Garamond" fo:font-size="10pt" fo:font-style="normal" fo:background-color="#fff200" style:font-size-asian="10pt" style:font-style-asian="normal" style:font-size-complex="10pt" style:font-style-complex="normal"/>
    </style:style>
    <style:style style:name="P13" style:family="paragraph" style:parent-style-name="Text_20_body">
      <style:paragraph-properties fo:margin-left="0cm" fo:margin-right="0cm" fo:margin-top="0.212cm" fo:margin-bottom="0cm" loext:contextual-spacing="false" fo:text-indent="0cm" style:auto-text-indent="false"/>
      <style:text-properties style:font-name="Garamond" fo:font-size="10pt" style:font-size-asian="10pt" style:font-size-complex="10pt"/>
    </style:style>
    <style:style style:name="P14" style:family="paragraph" style:parent-style-name="Text_20_body">
      <style:paragraph-properties fo:margin-left="0cm" fo:margin-right="0cm" fo:margin-top="0.212cm" fo:margin-bottom="0cm" loext:contextual-spacing="false" fo:text-indent="0cm" style:auto-text-indent="false"/>
      <style:text-properties style:font-name="Garamond" fo:font-size="10pt" officeooo:rsid="002fe91c" officeooo:paragraph-rsid="0043db05" fo:background-color="#fff200" style:font-size-asian="10pt" style:font-size-complex="10pt"/>
    </style:style>
    <style:style style:name="P15" style:family="paragraph" style:parent-style-name="Text_20_body">
      <style:paragraph-properties fo:margin-left="0cm" fo:margin-right="0cm" fo:margin-top="0.212cm" fo:margin-bottom="0cm" loext:contextual-spacing="false" fo:text-indent="0cm" style:auto-text-indent="false"/>
      <style:text-properties style:font-name="Garamond" fo:font-size="10pt" officeooo:rsid="00451f43" officeooo:paragraph-rsid="00451f43" fo:background-color="#fff200" style:font-size-asian="10pt" style:font-size-complex="10pt"/>
    </style:style>
    <style:style style:name="P16" style:family="paragraph" style:parent-style-name="Text_20_body">
      <style:paragraph-properties fo:margin-left="0cm" fo:margin-right="0cm" fo:margin-top="0.212cm" fo:margin-bottom="0cm" loext:contextual-spacing="false" fo:text-indent="0cm" style:auto-text-indent="false"/>
      <style:text-properties style:font-name="Garamond" fo:font-size="10pt" officeooo:rsid="0043db05" officeooo:paragraph-rsid="0043db05" fo:background-color="#fff200" style:font-size-asian="10pt" style:font-size-complex="10pt"/>
    </style:style>
    <style:style style:name="P17" style:family="paragraph" style:parent-style-name="WW-Table_20_Heading">
      <style:paragraph-properties fo:break-before="page"/>
      <style:text-properties style:font-name="Arial" fo:font-style="italic" style:font-style-asian="italic" style:font-style-complex="italic"/>
    </style:style>
    <style:style style:name="P18" style:family="paragraph" style:parent-style-name="WW-Table_20_Heading">
      <style:paragraph-properties fo:text-align="start" style:justify-single-word="false" fo:break-before="page"/>
      <style:text-properties style:font-name="Garamond" fo:font-size="12pt" fo:font-style="italic" officeooo:rsid="000ac9a8" officeooo:paragraph-rsid="000ac9a8" style:font-size-asian="12pt" style:font-style-asian="italic" style:font-size-complex="12pt" style:font-style-complex="italic"/>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font-name="Garamond" officeooo:paragraph-rsid="00115520"/>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style:font-name="Arial1" fo:font-weight="bold" loext:padding="0cm" loext:border="none"/>
    </style:style>
    <style:style style:name="P23" style:family="paragraph" style:parent-style-name="Table_20_Contents">
      <style:paragraph-properties fo:margin-top="0cm" fo:margin-bottom="0cm" loext:contextual-spacing="false"/>
      <style:text-properties style:font-name="Garamond" fo:font-size="10pt" style:font-size-asian="10pt" style:font-size-complex="10pt"/>
    </style:style>
    <style:style style:name="P24" style:family="paragraph" style:parent-style-name="Table_20_Contents">
      <style:paragraph-properties fo:margin-top="0cm" fo:margin-bottom="0cm" loext:contextual-spacing="false" fo:text-align="center" style:justify-single-word="false"/>
      <style:text-properties style:font-name="Garamond" fo:font-size="10pt" style:font-size-asian="10pt" style:font-size-complex="10pt"/>
    </style:style>
    <style:style style:name="P25" style:family="paragraph" style:parent-style-name="Table_20_Contents">
      <style:paragraph-properties fo:margin-top="0cm" fo:margin-bottom="0cm" loext:contextual-spacing="false" fo:line-height="107%" fo:text-align="center" style:justify-single-word="false"/>
      <style:text-properties style:font-name="Garamond" fo:font-size="10pt" fo:font-weight="bold" style:font-size-asian="10pt" style:font-size-complex="10pt"/>
    </style:style>
    <style:style style:name="P26" style:family="paragraph" style:parent-style-name="Table_20_Contents">
      <style:paragraph-properties fo:margin-top="0cm" fo:margin-bottom="0cm" loext:contextual-spacing="false" fo:line-height="107%" fo:text-align="center" style:justify-single-word="false"/>
      <style:text-properties style:font-name="Garamond" fo:font-size="10pt" fo:font-weight="bold" officeooo:rsid="00378d34" officeooo:paragraph-rsid="00378d34" style:font-size-asian="10pt" style:font-size-complex="10pt"/>
    </style:style>
    <style:style style:name="P27" style:family="paragraph" style:parent-style-name="Text_20_body">
      <style:paragraph-properties fo:margin-top="0cm" fo:margin-bottom="0cm" loext:contextual-spacing="false" fo:line-height="107%"/>
      <style:text-properties style:font-name="Garamond" fo:font-size="10pt" officeooo:paragraph-rsid="00378d34" fo:background-color="#fff200" style:font-size-asian="10pt" style:font-size-complex="10pt"/>
    </style:style>
    <style:style style:name="P28" style:family="paragraph" style:parent-style-name="Text_20_body">
      <style:text-properties style:font-name="Garamond" officeooo:paragraph-rsid="00115520"/>
    </style:style>
    <style:style style:name="P29" style:family="paragraph" style:parent-style-name="Text_20_body">
      <style:text-properties style:font-name="Garamond" fo:font-size="10pt" fo:font-style="normal" officeooo:paragraph-rsid="00378d34" style:font-size-asian="10pt" style:font-style-asian="normal" style:font-size-complex="10pt" style:font-style-complex="normal"/>
    </style:style>
    <style:style style:name="P30" style:family="paragraph" style:parent-style-name="Text_20_body">
      <style:text-properties style:font-name="Garamond" fo:font-size="10pt" fo:font-style="normal" officeooo:rsid="00378d34" officeooo:paragraph-rsid="00378d34" style:font-size-asian="10pt" style:font-style-asian="normal" style:font-size-complex="10pt" style:font-style-complex="normal"/>
    </style:style>
    <style:style style:name="P31" style:family="paragraph" style:parent-style-name="Text_20_body">
      <style:text-properties style:font-name="Garamond" fo:font-size="10pt" fo:font-style="normal" officeooo:paragraph-rsid="00378d34" fo:background-color="#fff200" style:font-size-asian="10pt" style:font-style-asian="normal" style:font-size-complex="10pt" style:font-style-complex="normal"/>
    </style:style>
    <style:style style:name="P32" style:family="paragraph" style:parent-style-name="Text_20_body">
      <style:text-properties style:font-name="Garamond" fo:font-size="10pt" style:font-size-asian="10pt" style:font-size-complex="10pt"/>
    </style:style>
    <style:style style:name="P33" style:family="paragraph" style:parent-style-name="Text_20_body">
      <style:paragraph-properties fo:text-align="justify" style:justify-single-word="false"/>
      <style:text-properties style:font-name="Garamond" fo:font-size="10pt" officeooo:rsid="002bc2df" officeooo:paragraph-rsid="002bc2df" style:font-size-asian="10pt" style:font-size-complex="10pt"/>
    </style:style>
    <style:style style:name="P34" style:family="paragraph" style:parent-style-name="Text_20_body">
      <style:paragraph-properties fo:line-height="107%"/>
      <style:text-properties style:font-name="Garamond" fo:font-size="10pt" fo:font-weight="bold" style:font-size-asian="10pt" style:font-weight-asian="bold" style:font-size-complex="10pt" style:font-weight-complex="bold"/>
    </style:style>
    <style:style style:name="P35" style:family="paragraph" style:parent-style-name="Text_20_body">
      <style:text-properties style:font-name="Garamond" fo:font-size="10pt" style:text-underline-style="none" fo:font-weight="normal" officeooo:rsid="0036f864" officeooo:paragraph-rsid="0036f864" style:font-size-asian="10pt" style:font-weight-asian="normal" style:font-size-complex="10pt" style:font-weight-complex="normal"/>
    </style:style>
    <style:style style:name="P36" style:family="paragraph" style:parent-style-name="Text_20_body">
      <style:text-properties style:font-name="Garamond" fo:font-size="10pt" style:text-underline-style="none" fo:font-weight="normal" officeooo:rsid="00378d34" officeooo:paragraph-rsid="00378d34" fo:background-color="#fff200" style:font-size-asian="10pt" style:font-weight-asian="normal" style:font-size-complex="10pt" style:font-weight-complex="normal"/>
    </style:style>
    <style:style style:name="P37" style:family="paragraph" style:parent-style-name="Text_20_body">
      <style:text-properties style:font-name="Garamond" fo:font-size="10pt" style:text-underline-style="none" fo:font-weight="normal" officeooo:rsid="00378d34" officeooo:paragraph-rsid="0043db05" fo:background-color="#fff200" style:font-size-asian="10pt" style:font-weight-asian="normal" style:font-size-complex="10pt" style:font-weight-complex="normal"/>
    </style:style>
    <style:style style:name="P38" style:family="paragraph" style:parent-style-name="Text_20_body">
      <style:text-properties style:font-name="Garamond" fo:font-size="10pt" style:text-underline-style="none" fo:font-weight="bold" style:font-size-asian="10pt" style:font-weight-asian="bold" style:font-size-complex="10pt" style:font-weight-complex="bold"/>
    </style:style>
    <style:style style:name="P39" style:family="paragraph" style:parent-style-name="Text_20_body">
      <style:text-properties style:font-name="Garamond" fo:font-size="10pt" style:text-underline-style="none" fo:font-weight="bold" officeooo:rsid="003b7dff" officeooo:paragraph-rsid="003b7dff" style:font-size-asian="10pt" style:font-weight-asian="bold" style:font-size-complex="10pt" style:font-weight-complex="bold"/>
    </style:style>
    <style:style style:name="P40" style:family="paragraph" style:parent-style-name="Text_20_body">
      <style:text-properties style:font-name="Garamond" fo:font-size="10pt" style:text-underline-style="none" fo:font-weight="bold" officeooo:paragraph-rsid="003b7dff" style:font-size-asian="10pt" style:font-weight-asian="bold" style:font-size-complex="10pt" style:font-weight-complex="bold"/>
    </style:style>
    <style:style style:name="P41" style:family="paragraph" style:parent-style-name="Text_20_body">
      <style:paragraph-properties fo:line-height="107%"/>
      <style:text-properties style:font-name="Garamond" fo:font-size="10pt" officeooo:paragraph-rsid="00378d34" fo:background-color="#fff200" style:font-size-asian="10pt" style:font-size-complex="10pt"/>
    </style:style>
    <style:style style:name="P42" style:family="paragraph" style:parent-style-name="Text_20_body">
      <style:text-properties style:font-name="Garamond" fo:font-size="10pt" officeooo:rsid="00378d34" officeooo:paragraph-rsid="00378d34" fo:background-color="#fff200" style:font-size-asian="10pt" style:font-size-complex="10pt"/>
    </style:style>
    <style:style style:name="P43" style:family="paragraph" style:parent-style-name="Text_20_body">
      <style:paragraph-properties fo:text-align="justify" style:justify-single-word="false"/>
      <style:text-properties style:font-name="Garamond" fo:font-size="10pt" officeooo:rsid="0044e8e4" officeooo:paragraph-rsid="0044e8e4" fo:background-color="#fff200" style:font-size-asian="10pt" style:font-size-complex="10pt"/>
    </style:style>
    <style:style style:name="P44" style:family="paragraph" style:parent-style-name="Text_20_body">
      <style:paragraph-properties fo:text-align="justify" style:justify-single-word="false"/>
      <style:text-properties style:font-name="Garamond" fo:font-size="10pt" officeooo:rsid="0044e8e4" officeooo:paragraph-rsid="00451f43" fo:background-color="#fff200" style:font-size-asian="10pt" style:font-size-complex="10pt"/>
    </style:style>
    <style:style style:name="P45" style:family="paragraph" style:parent-style-name="Text_20_body">
      <style:paragraph-properties fo:text-align="justify" style:justify-single-word="false"/>
      <style:text-properties style:font-name="Garamond" officeooo:rsid="002d7ec8" officeooo:paragraph-rsid="002d7ec8"/>
    </style:style>
    <style:style style:name="P46" style:family="paragraph" style:parent-style-name="Text_20_body">
      <style:text-properties officeooo:paragraph-rsid="00378d34"/>
    </style:style>
    <style:style style:name="P47" style:family="paragraph" style:parent-style-name="Text_20_body">
      <style:paragraph-properties fo:text-align="justify" style:justify-single-word="false"/>
      <style:text-properties style:font-name="Arial1" fo:font-size="10pt" fo:font-style="normal" fo:font-weight="normal" officeooo:rsid="000cad3b" officeooo:paragraph-rsid="002bc2df" style:font-size-asian="10pt" style:font-style-asian="normal" style:font-weight-asian="normal" style:font-size-complex="10pt" style:font-style-complex="normal" style:font-weight-complex="normal"/>
    </style:style>
    <style:style style:name="P48" style:family="paragraph" style:parent-style-name="Text_20_body">
      <style:text-properties style:font-name="Arial1" fo:font-size="10pt" officeooo:rsid="002d7ec8" officeooo:paragraph-rsid="002d7ec8"/>
    </style:style>
    <style:style style:name="P49" style:family="paragraph" style:parent-style-name="Text_20_body">
      <style:text-properties style:font-name="Arial1" fo:font-size="10pt" officeooo:rsid="002bc2df" officeooo:paragraph-rsid="002bc2df"/>
    </style:style>
    <style:style style:name="P50" style:family="paragraph" style:parent-style-name="Text_20_body">
      <style:text-properties style:font-name="Arial1" fo:font-size="10pt" fo:font-style="italic" fo:font-weight="bold" officeooo:paragraph-rsid="002bc2df"/>
    </style:style>
    <style:style style:name="P51" style:family="paragraph" style:parent-style-name="Text_20_body">
      <style:text-properties style:text-underline-style="none" fo:font-weight="normal" style:font-weight-asian="normal" style:font-weight-complex="normal"/>
    </style:style>
    <style:style style:name="P52" style:family="paragraph" style:parent-style-name="Text_20_body">
      <style:paragraph-properties fo:margin-top="0.212cm" fo:margin-bottom="0.212cm" loext:contextual-spacing="false"/>
      <style:text-properties style:font-name="Garamond"/>
    </style:style>
    <style:style style:name="P53" style:family="paragraph" style:parent-style-name="Text_20_body">
      <style:paragraph-properties fo:margin-top="0.212cm" fo:margin-bottom="0.212cm" loext:contextual-spacing="false" fo:text-align="justify" style:justify-single-word="false"/>
      <style:text-properties style:font-name="Garamond" officeooo:rsid="002d7ec8" officeooo:paragraph-rsid="002d7ec8"/>
    </style:style>
    <style:style style:name="P54" style:family="paragraph" style:parent-style-name="Text_20_body">
      <style:paragraph-properties fo:margin-top="0.212cm" fo:margin-bottom="0.212cm" loext:contextual-spacing="false" fo:text-align="justify" style:justify-single-word="false"/>
      <style:text-properties style:font-name="Garamond"/>
    </style:style>
    <style:style style:name="P55" style:family="paragraph" style:parent-style-name="Text_20_body">
      <style:paragraph-properties fo:margin-top="0.212cm" fo:margin-bottom="0.212cm" loext:contextual-spacing="false" fo:text-align="justify" style:justify-single-word="false"/>
      <style:text-properties style:font-name="Garamond" officeooo:paragraph-rsid="002e703f"/>
    </style:style>
    <style:style style:name="P56" style:family="paragraph" style:parent-style-name="Text_20_body">
      <style:paragraph-properties fo:margin-top="0.212cm" fo:margin-bottom="0.212cm" loext:contextual-spacing="false"/>
      <style:text-properties style:font-name="Garamond" fo:font-size="10pt" fo:font-weight="bold" style:font-size-asian="10pt" style:font-size-complex="10pt"/>
    </style:style>
    <style:style style:name="P57" style:family="paragraph" style:parent-style-name="Text_20_body">
      <style:paragraph-properties fo:margin-top="0.212cm" fo:margin-bottom="0.212cm" loext:contextual-spacing="false" fo:text-align="justify" style:justify-single-word="false"/>
      <style:text-properties style:font-name="Garamond" fo:font-size="10pt" officeooo:rsid="002faafc" officeooo:paragraph-rsid="002faafc"/>
    </style:style>
    <style:style style:name="P58" style:family="paragraph" style:parent-style-name="Text_20_body">
      <style:paragraph-properties fo:margin-top="0.212cm" fo:margin-bottom="0.212cm" loext:contextual-spacing="false" fo:text-align="justify" style:justify-single-word="false"/>
      <style:text-properties style:font-name="Garamond" fo:font-size="10pt" officeooo:paragraph-rsid="002faafc"/>
    </style:style>
    <style:style style:name="P59" style:family="paragraph" style:parent-style-name="Text_20_body">
      <style:paragraph-properties fo:margin-top="0.212cm" fo:margin-bottom="0.212cm" loext:contextual-spacing="false"/>
      <style:text-properties style:font-name="Garamond" fo:font-size="10pt" officeooo:rsid="002e703f" officeooo:paragraph-rsid="002e703f" fo:background-color="#fff200"/>
    </style:style>
    <style:style style:name="P60" style:family="paragraph" style:parent-style-name="Text_20_body">
      <style:paragraph-properties fo:margin-top="0.212cm" fo:margin-bottom="0.212cm" loext:contextual-spacing="false" fo:text-align="justify" style:justify-single-word="false"/>
      <style:text-properties style:font-name="Garamond" fo:font-size="10pt" officeooo:rsid="002e703f" officeooo:paragraph-rsid="00546c5f"/>
    </style:style>
    <style:style style:name="P61" style:family="paragraph" style:parent-style-name="Text_20_body">
      <style:paragraph-properties fo:margin-top="0.212cm" fo:margin-bottom="0.212cm" loext:contextual-spacing="false" fo:text-align="justify" style:justify-single-word="false"/>
      <style:text-properties style:font-name="Garamond" fo:font-size="10pt" officeooo:rsid="004f91aa" officeooo:paragraph-rsid="00546c5f" style:font-size-asian="10pt" style:font-size-complex="10pt"/>
    </style:style>
    <style:style style:name="P62" style:family="paragraph" style:parent-style-name="Text_20_body">
      <style:paragraph-properties fo:margin-top="0.212cm" fo:margin-bottom="0.212cm" loext:contextual-spacing="false"/>
      <style:text-properties style:font-name="Garamond" officeooo:rsid="003b7dff" officeooo:paragraph-rsid="003b7dff"/>
    </style:style>
    <style:style style:name="P63" style:family="paragraph" style:parent-style-name="Text_20_body">
      <style:paragraph-properties fo:margin-top="0.212cm" fo:margin-bottom="0.212cm" loext:contextual-spacing="false"/>
      <style:text-properties officeooo:paragraph-rsid="003b7dff"/>
    </style:style>
    <style:style style:name="P64" style:family="paragraph" style:parent-style-name="Text_20_body">
      <style:paragraph-properties fo:margin-top="0.423cm" fo:margin-bottom="0.212cm" loext:contextual-spacing="false" fo:line-height="115%"/>
      <style:text-properties style:font-name="Garamond" fo:font-size="10pt" style:font-size-asian="10pt" style:font-size-complex="10pt"/>
    </style:style>
    <style:style style:name="P65" style:family="paragraph" style:parent-style-name="WW-Table_20_Heading1">
      <style:paragraph-properties fo:text-align="center" style:justify-single-word="false"/>
      <style:text-properties style:font-name="Garamond" officeooo:paragraph-rsid="0007ec12"/>
    </style:style>
    <style:style style:name="P66" style:family="paragraph" style:parent-style-name="WW-Table_20_Heading1">
      <style:paragraph-properties fo:text-align="center" style:justify-single-word="false"/>
      <style:text-properties style:font-name="Garamond" officeooo:rsid="00080632" officeooo:paragraph-rsid="00080632"/>
    </style:style>
    <style:style style:name="P67" style:family="paragraph" style:parent-style-name="WW-Table_20_Contents1">
      <style:text-properties style:font-name="Garamond" fo:font-size="10pt" officeooo:rsid="00080632" officeooo:paragraph-rsid="00080632" style:font-size-asian="10pt" style:font-size-complex="10pt"/>
    </style:style>
    <style:style style:name="P68" style:family="paragraph" style:parent-style-name="WW-Table_20_Contents1">
      <style:text-properties style:font-name="Garamond" fo:font-size="10pt" officeooo:paragraph-rsid="0007ec12" style:font-size-asian="10pt" style:font-size-complex="10pt"/>
    </style:style>
    <style:style style:name="P69" style:family="paragraph" style:parent-style-name="WW-Table_20_Contents1">
      <style:text-properties style:font-name="Garamond" fo:font-size="10pt" fo:font-style="normal" officeooo:paragraph-rsid="0007ec12" style:font-size-asian="10pt" style:font-style-asian="normal" style:font-size-complex="10pt" style:font-style-complex="normal"/>
    </style:style>
    <style:style style:name="P70" style:family="paragraph" style:parent-style-name="WW-Table_20_Contents1">
      <style:paragraph-properties fo:margin-left="-0.007cm" fo:margin-right="0.014cm" fo:text-align="center" style:justify-single-word="false" fo:text-indent="0cm" style:auto-text-indent="false"/>
      <style:text-properties style:font-name="Garamond" fo:font-size="10pt" fo:font-style="normal" officeooo:rsid="00080632" officeooo:paragraph-rsid="00080632" style:font-size-asian="10pt" style:font-style-asian="normal" style:font-size-complex="10pt" style:font-style-complex="normal"/>
    </style:style>
    <style:style style:name="P71" style:family="paragraph" style:parent-style-name="WW-Table_20_Heading">
      <style:paragraph-properties fo:text-align="start" style:justify-single-word="false"/>
      <style:text-properties style:font-name="Garamond" fo:font-style="italic" officeooo:rsid="0007ec12" officeooo:paragraph-rsid="0008f05c" style:font-style-asian="italic" style:font-style-complex="italic"/>
    </style:style>
    <style:style style:name="P72" style:family="paragraph" style:parent-style-name="WW-Table_20_Heading">
      <style:paragraph-properties fo:text-align="start" style:justify-single-word="false"/>
      <style:text-properties style:font-name="Garamond" fo:font-style="italic" officeooo:rsid="000cad3b" officeooo:paragraph-rsid="000cad3b" style:font-style-asian="italic" style:font-style-complex="italic"/>
    </style:style>
    <style:style style:name="P73" style:family="paragraph" style:parent-style-name="WW-Table_20_Heading">
      <style:paragraph-properties fo:text-align="center" style:justify-single-word="false"/>
      <style:text-properties style:font-name="Garamond" fo:font-size="12pt" fo:font-style="italic" officeooo:rsid="0007ec12" officeooo:paragraph-rsid="0009c3b6" style:font-size-asian="12pt" style:font-style-asian="italic" style:font-size-complex="12pt" style:font-style-complex="italic"/>
    </style:style>
    <style:style style:name="P74" style:family="paragraph" style:parent-style-name="WW-Table_20_Heading">
      <style:paragraph-properties fo:text-align="start" style:justify-single-word="false"/>
      <style:text-properties style:font-name="Garamond" fo:font-size="12pt" fo:font-style="italic" officeooo:rsid="0007ec12" officeooo:paragraph-rsid="0008f05c" style:font-size-asian="12pt" style:font-style-asian="italic" style:font-size-complex="12pt" style:font-style-complex="italic"/>
    </style:style>
    <style:style style:name="P75" style:family="paragraph" style:parent-style-name="WW-Table_20_Heading">
      <style:paragraph-properties fo:text-align="start" style:justify-single-word="false"/>
      <style:text-properties style:font-name="Garamond"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76" style:family="paragraph" style:parent-style-name="WW-Table_20_Heading">
      <style:paragraph-properties fo:text-align="start" style:justify-single-word="false"/>
      <style:text-properties style:font-name="Garamond" fo:font-size="10pt" fo:font-style="normal" fo:font-weight="normal" officeooo:rsid="000cad3b" officeooo:paragraph-rsid="00584411" style:font-size-asian="10pt" style:font-style-asian="normal" style:font-weight-asian="normal" style:font-size-complex="10pt" style:font-style-complex="normal" style:font-weight-complex="normal"/>
    </style:style>
    <style:style style:name="P77" style:family="paragraph" style:parent-style-name="WW-Table_20_Heading">
      <style:paragraph-properties fo:text-align="center" style:justify-single-word="false"/>
      <style:text-properties style:use-window-font-color="true" style:font-name="Garamond" fo:font-size="18pt" fo:language="en" fo:country="US" fo:font-style="normal" fo:font-weight="bold" officeooo:rsid="0007ec12" officeooo:paragraph-rsid="00584411" style:font-name-asian="Arial Unicode MS1" style:font-size-asian="18pt" style:language-asian="none" style:country-asian="none" style:font-style-asian="normal" style:font-weight-asian="bold" style:font-name-complex="Lucidasans" style:font-size-complex="18pt" style:language-complex="none" style:country-complex="none" style:font-style-complex="normal" style:font-weight-complex="bold"/>
    </style:style>
    <style:style style:name="P78" style:family="paragraph" style:parent-style-name="Standard">
      <style:paragraph-properties fo:text-align="center" style:justify-single-word="false"/>
      <style:text-properties style:font-name="Garamond" fo:font-size="12pt" fo:font-style="normal" officeooo:paragraph-rsid="0008f05c" style:font-size-asian="12pt" style:font-style-asian="normal" style:font-size-complex="12pt" style:font-style-complex="normal"/>
    </style:style>
    <style:style style:name="P79" style:family="paragraph" style:parent-style-name="Standard">
      <style:paragraph-properties fo:text-align="center" style:justify-single-word="false"/>
      <style:text-properties style:font-name="Garamond" fo:font-size="12pt" fo:font-style="normal" officeooo:rsid="002803a4" officeooo:paragraph-rsid="002803a4" style:font-size-asian="12pt" style:font-style-asian="normal" style:font-size-complex="12pt" style:font-style-complex="normal"/>
    </style:style>
    <style:style style:name="P80" style:family="paragraph" style:parent-style-name="Standard">
      <style:paragraph-properties fo:text-align="center" style:justify-single-word="false"/>
      <style:text-properties style:font-name="Garamond" fo:font-size="12pt" fo:font-style="normal" officeooo:rsid="0052fae4" officeooo:paragraph-rsid="0052fae4" style:font-size-asian="12pt" style:font-style-asian="normal" style:font-size-complex="12pt" style:font-style-complex="normal"/>
    </style:style>
    <style:style style:name="P81" style:family="paragraph" style:parent-style-name="Standard">
      <style:paragraph-properties fo:text-align="center" style:justify-single-word="false"/>
      <style:text-properties style:font-name="Garamond" fo:font-size="12pt" fo:font-style="normal" officeooo:rsid="00584411" officeooo:paragraph-rsid="00584411" style:font-size-asian="12pt" style:font-style-asian="normal" style:font-size-complex="12pt" style:font-style-complex="normal"/>
    </style:style>
    <style:style style:name="P82" style:family="paragraph" style:parent-style-name="Standard">
      <style:text-properties style:font-name="Garamond" fo:font-size="12pt" officeooo:paragraph-rsid="0008f05c" style:font-size-asian="12pt" style:font-size-complex="12pt"/>
    </style:style>
    <style:style style:name="P83" style:family="paragraph" style:parent-style-name="Standard">
      <style:paragraph-properties fo:text-align="center" style:justify-single-word="false"/>
      <style:text-properties style:font-name="Garamond" fo:font-size="12pt" officeooo:rsid="0000fb14" officeooo:paragraph-rsid="0008f05c" style:font-size-asian="12pt" style:font-size-complex="12pt"/>
    </style:style>
    <style:style style:name="P84" style:family="paragraph" style:parent-style-name="Standard">
      <style:paragraph-properties fo:text-align="center" style:justify-single-word="false"/>
      <style:text-properties style:font-name="Garamond" fo:font-size="12pt" officeooo:rsid="000cad3b" officeooo:paragraph-rsid="000cad3b" style:font-size-asian="12pt" style:font-size-complex="12pt"/>
    </style:style>
    <style:style style:name="P85" style:family="paragraph" style:parent-style-name="Standard">
      <style:paragraph-properties fo:text-align="center" style:justify-single-word="false"/>
      <style:text-properties style:font-name="Garamond" fo:font-size="12pt" officeooo:rsid="000cad3b" officeooo:paragraph-rsid="002803a4" style:font-size-asian="12pt" style:font-size-complex="12pt"/>
    </style:style>
    <style:style style:name="P86" style:family="paragraph" style:parent-style-name="Standard">
      <style:paragraph-properties fo:line-height="107%"/>
      <style:text-properties style:font-name="Garamond" fo:font-size="10pt" officeooo:paragraph-rsid="00378d34" fo:background-color="#fff200" style:font-size-asian="10pt" style:font-size-complex="10pt"/>
    </style:style>
    <style:style style:name="P87" style:family="paragraph" style:parent-style-name="Standard">
      <style:paragraph-properties fo:text-align="center" style:justify-single-word="false"/>
      <style:text-properties style:use-window-font-color="true" style:font-name="Garamond" fo:font-size="12pt" fo:language="en" fo:country="US" fo:font-style="normal" officeooo:rsid="0052fae4" officeooo:paragraph-rsid="00584411" style:font-name-asian="Arial Unicode MS1" style:font-size-asian="12pt" style:language-asian="none" style:country-asian="none" style:font-style-asian="normal" style:font-name-complex="Lucidasans" style:font-size-complex="12pt" style:language-complex="none" style:country-complex="none" style:font-style-complex="normal"/>
    </style:style>
    <style:style style:name="P88" style:family="paragraph" style:parent-style-name="Standard">
      <style:paragraph-properties fo:margin-left="-0.026cm" fo:margin-right="0cm" fo:text-align="start" style:justify-single-word="false" fo:text-indent="0cm" style:auto-text-indent="false"/>
      <style:text-properties style:font-name="Garamond" fo:font-style="italic" officeooo:paragraph-rsid="0007ec12" style:font-style-asian="italic" style:font-style-complex="italic"/>
    </style:style>
    <style:style style:name="P89" style:family="paragraph" style:parent-style-name="Contents_20_1">
      <style:paragraph-properties>
        <style:tab-stops>
          <style:tab-stop style:position="15.926cm" style:type="right" style:leader-style="dotted" style:leader-text="."/>
        </style:tab-stops>
      </style:paragraph-properties>
    </style:style>
    <style:style style:name="P90" style:family="paragraph" style:parent-style-name="Contents_20_2">
      <style:paragraph-properties>
        <style:tab-stops>
          <style:tab-stop style:position="15.427cm" style:type="right" style:leader-style="dotted" style:leader-text="."/>
        </style:tab-stops>
      </style:paragraph-properties>
    </style:style>
    <style:style style:name="P91" style:family="paragraph" style:parent-style-name="Contents_20_3">
      <style:paragraph-properties>
        <style:tab-stops>
          <style:tab-stop style:position="14.928cm" style:type="right" style:leader-style="dotted" style:leader-text="."/>
        </style:tab-stops>
      </style:paragraph-properties>
    </style:style>
    <style:style style:name="P92" style:family="paragraph" style:parent-style-name="WW-Table_20_Contents1">
      <style:text-properties officeooo:paragraph-rsid="00080632"/>
    </style:style>
    <style:style style:name="P93" style:family="paragraph" style:parent-style-name="WW-Table_20_Contents1">
      <style:paragraph-properties fo:margin-left="-0.007cm" fo:margin-right="1.217cm" fo:text-indent="0cm" style:auto-text-indent="false"/>
      <style:text-properties officeooo:paragraph-rsid="0060832b"/>
    </style:style>
    <style:style style:name="P94" style:family="paragraph" style:parent-style-name="Heading_20_1">
      <style:text-properties style:font-name="Garamond"/>
    </style:style>
    <style:style style:name="P95" style:family="paragraph" style:parent-style-name="Heading_20_1">
      <style:paragraph-properties fo:break-before="page"/>
      <style:text-properties style:font-name="Garamond"/>
    </style:style>
    <style:style style:name="P96" style:family="paragraph" style:parent-style-name="Heading_20_1">
      <style:paragraph-properties fo:margin-top="0cm" fo:margin-bottom="0.215cm" loext:contextual-spacing="false" style:shadow="none"/>
      <style:text-properties officeooo:paragraph-rsid="00115520"/>
    </style:style>
    <style:style style:name="P97" style:family="paragraph" style:parent-style-name="Heading_20_2">
      <style:text-properties style:font-name="Garamond" fo:font-size="16pt" style:font-size-asian="16pt" style:font-size-complex="16pt"/>
    </style:style>
    <style:style style:name="P98" style:family="paragraph" style:parent-style-name="Heading_20_2">
      <style:text-properties style:font-name="Garamond" fo:font-size="16pt" fo:font-style="normal" fo:font-weight="bold" style:font-size-asian="16pt" style:font-style-asian="normal" style:font-size-complex="16pt" style:font-style-complex="normal"/>
    </style:style>
    <style:style style:name="P99" style:family="paragraph" style:parent-style-name="Heading_20_2">
      <style:text-properties style:font-name="Garamond" fo:font-size="16pt" fo:font-style="normal" style:font-size-asian="16pt" style:font-style-asian="normal" style:font-size-complex="16pt" style:font-style-complex="normal"/>
    </style:style>
    <style:style style:name="P100" style:family="paragraph" style:parent-style-name="Heading_20_2" style:master-page-name="">
      <loext:graphic-properties draw:fill="none"/>
      <style:paragraph-properties fo:margin-left="0cm" fo:margin-right="0cm" fo:margin-top="0.353cm" fo:margin-bottom="0.212cm" loext:contextual-spacing="false" fo:text-align="start" style:justify-single-word="false" fo:orphans="0" fo:widows="0" fo:hyphenation-ladder-count="no-limit" fo:text-indent="0cm" style:auto-text-indent="false" style:page-number="auto" fo:background-color="transparent" fo:keep-with-next="always" style:writing-mode="lr-tb">
        <style:tab-stops>
          <style:tab-stop style:position="1.27cm"/>
        </style:tab-stops>
      </style:paragraph-properties>
      <style:text-properties style:font-name="Garamond" fo:font-size="16pt" style:font-size-asian="16pt" style:font-size-complex="16pt" fo:hyphenate="false" fo:hyphenation-remain-char-count="2" fo:hyphenation-push-char-count="2"/>
    </style:style>
    <style:style style:name="P101" style:family="paragraph" style:parent-style-name="Text_20_body" style:list-style-name="L3">
      <style:text-properties style:font-name="Garamond" fo:font-size="10pt" officeooo:paragraph-rsid="00378d34" fo:background-color="#fff200" style:font-size-asian="10pt" style:font-size-complex="10pt"/>
    </style:style>
    <style:style style:name="P102" style:family="paragraph" style:parent-style-name="Text_20_body" style:list-style-name="L4">
      <style:paragraph-properties fo:text-align="justify" style:justify-single-word="false"/>
      <style:text-properties style:font-name="Garamond" fo:font-size="10pt" officeooo:rsid="0044e8e4" officeooo:paragraph-rsid="0048ebcf" fo:background-color="#fff200" style:font-size-asian="10pt" style:font-size-complex="10pt"/>
    </style:style>
    <style:style style:name="P103" style:family="paragraph" style:parent-style-name="Text_20_body">
      <style:text-properties style:font-name="Garamond" fo:font-size="10pt" officeooo:rsid="0067f5e9" officeooo:paragraph-rsid="0067f5e9" fo:background-color="#fff200"/>
    </style:style>
    <style:style style:name="P104" style:family="paragraph" style:parent-style-name="Text_20_body">
      <style:paragraph-properties fo:text-align="justify" style:justify-single-word="false"/>
      <style:text-properties style:font-name="Garamond" fo:font-size="10pt" officeooo:rsid="0044e8e4" officeooo:paragraph-rsid="0060832b" style:font-size-asian="10pt" style:font-size-complex="10pt"/>
    </style:style>
    <style:style style:name="P105" style:family="paragraph" style:parent-style-name="Text_20_body" style:list-style-name="L1">
      <style:paragraph-properties fo:margin-top="0.071cm" fo:margin-bottom="0cm" loext:contextual-spacing="false"/>
      <style:text-properties style:font-name="Garamond" fo:font-size="10pt" style:font-size-asian="10pt" style:font-size-complex="10pt"/>
    </style:style>
    <style:style style:name="P106" style:family="paragraph" style:parent-style-name="Text_20_body" style:list-style-name="L2">
      <style:paragraph-properties fo:margin-top="0.071cm" fo:margin-bottom="0cm" loext:contextual-spacing="false"/>
      <style:text-properties style:font-name="Garamond" fo:font-size="10pt" style:font-size-asian="10pt" style:font-size-complex="10pt"/>
    </style:style>
    <style:style style:name="P107" style:family="paragraph" style:parent-style-name="Text_20_body" style:list-style-name="L2">
      <style:paragraph-properties fo:margin-top="0.071cm" fo:margin-bottom="0cm" loext:contextual-spacing="false" fo:line-height="115%"/>
      <style:text-properties style:font-name="Garamond" fo:font-size="10pt" style:font-size-asian="10pt" style:font-size-complex="10pt"/>
    </style:style>
    <style:style style:name="P108" style:family="paragraph" style:parent-style-name="Text_20_body" style:list-style-name="L4">
      <style:paragraph-properties fo:margin-top="0cm" fo:margin-bottom="0cm" loext:contextual-spacing="false"/>
      <style:text-properties style:font-name="Garamond" fo:font-size="10pt" officeooo:rsid="00451f43" officeooo:paragraph-rsid="0048ebcf" fo:background-color="#fff200" style:font-size-asian="10pt" style:font-size-complex="10pt"/>
    </style:style>
    <style:style style:name="P109" style:family="paragraph" style:parent-style-name="Text_20_body" style:list-style-name="L4">
      <style:paragraph-properties fo:margin-top="0cm" fo:margin-bottom="0cm" loext:contextual-spacing="false"/>
      <style:text-properties style:font-name="Garamond" fo:font-size="10pt" officeooo:paragraph-rsid="003b7dff" style:font-size-asian="10pt" style:font-size-complex="10pt"/>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text-indent="0cm" style:auto-text-indent="false"/>
      <style:text-properties style:font-name="Garamond" fo:font-size="10pt" officeooo:rsid="0044e8e4" officeooo:paragraph-rsid="0061bca8" style:font-size-asian="10pt" style:font-size-complex="10pt"/>
    </style:style>
    <style:style style:name="P112" style:family="paragraph" style:parent-style-name="Text_20_body">
      <style:paragraph-properties fo:margin-left="0cm" fo:margin-right="0cm" fo:text-align="justify" style:justify-single-word="false" fo:text-indent="0cm" style:auto-text-indent="false"/>
      <style:text-properties style:font-name="Garamond" fo:font-size="10pt" officeooo:rsid="0044e8e4" officeooo:paragraph-rsid="0060832b" style:font-size-asian="10pt" style:font-size-complex="10pt"/>
    </style:style>
    <style:style style:name="P113" style:family="paragraph" style:parent-style-name="Text_20_body">
      <style:paragraph-properties fo:margin-left="0cm" fo:margin-right="0cm" fo:text-align="justify" style:justify-single-word="false" fo:text-indent="0cm" style:auto-text-indent="false"/>
      <style:text-properties officeooo:paragraph-rsid="0061bca8"/>
    </style:style>
    <style:style style:name="P114" style:family="paragraph" style:parent-style-name="Text_20_body">
      <style:paragraph-properties fo:margin-left="0cm" fo:margin-right="0cm" fo:text-align="justify" style:justify-single-word="false" fo:text-indent="0cm" style:auto-text-indent="false"/>
      <style:text-properties officeooo:paragraph-rsid="0064925c"/>
    </style:style>
    <style:style style:name="P115" style:family="paragraph" style:parent-style-name="WW-Table_20_Heading" style:master-page-name="Standard">
      <style:paragraph-properties fo:text-align="center" style:justify-single-word="false" style:page-number="auto"/>
      <style:text-properties style:font-name="Garamond" fo:font-size="12pt" fo:font-style="italic" officeooo:rsid="0007ec12" officeooo:paragraph-rsid="0009c3b6" style:font-size-asian="12pt" style:font-style-asian="italic" style:font-size-complex="12pt" style:font-style-complex="italic"/>
    </style:style>
    <style:style style:name="P116" style:family="paragraph" style:parent-style-name="WW-Table_20_Heading">
      <style:paragraph-properties fo:text-align="justify" style:justify-single-word="false"/>
      <style:text-properties officeooo:paragraph-rsid="005eba63"/>
    </style:style>
    <style:style style:name="P117" style:family="paragraph">
      <style:paragraph-properties fo:margin-top="0.212cm" fo:margin-bottom="0.212cm" fo:line-height="150%"/>
    </style:style>
    <style:style style:name="P118" style:family="paragraph">
      <style:paragraph-properties fo:line-height="150%"/>
    </style:style>
    <style:style style:name="P119" style:family="paragraph">
      <loext:graphic-properties draw:fill="none" draw:fill-color="#ffffff"/>
      <style:text-properties fo:font-size="12pt" fo:language="en" fo:country="GB" fo:font-weight="bold" style:font-weight-asian="bold" style:font-weight-complex="bold"/>
    </style:style>
    <style:style style:name="T1" style:family="text">
      <style:text-properties style:font-name="Garamond" fo:font-size="8pt" style:font-size-asian="8pt" style:font-size-complex="8pt"/>
    </style:style>
    <style:style style:name="T2" style:family="text">
      <style:text-properties style:font-name="Garamond" fo:font-size="8pt" officeooo:rsid="002803a4" style:font-size-asian="8pt" style:font-size-complex="8pt"/>
    </style:style>
    <style:style style:name="T3" style:family="text">
      <style:text-properties style:font-name="Garamond" fo:font-size="8pt" officeooo:rsid="00584411" fo:background-color="#fff200" loext:char-shading-value="0" style:font-size-asian="8pt" style:font-size-complex="8pt"/>
    </style:style>
    <style:style style:name="T4" style:family="text">
      <style:text-properties style:font-name="Garamond" fo:font-size="10pt"/>
    </style:style>
    <style:style style:name="T5" style:family="text">
      <style:text-properties style:font-name="Garamond" fo:font-size="10pt" officeooo:rsid="002faafc"/>
    </style:style>
    <style:style style:name="T6" style:family="text">
      <style:text-properties style:font-name="Garamond" fo:font-size="10pt" fo:font-weight="bold" officeooo:rsid="00378d34" style:font-size-asian="10pt" style:font-weight-asian="bold" style:font-size-complex="10pt" style:font-weight-complex="bold"/>
    </style:style>
    <style:style style:name="T7" style:family="text">
      <style:text-properties style:font-name="Garamond" fo:font-size="10pt" fo:font-weight="bold" style:font-size-asian="10pt" style:font-size-complex="10pt"/>
    </style:style>
    <style:style style:name="T8" style:family="text">
      <style:text-properties style:font-name="Garamond" fo:font-size="10pt" fo:font-weight="bold" officeooo:rsid="003b7dff" style:font-weight-asian="bold" style:font-weight-complex="bold"/>
    </style:style>
    <style:style style:name="T9" style:family="text">
      <style:text-properties style:font-name="Garamond" fo:font-size="10pt" fo:font-weight="bold" officeooo:rsid="002faafc" style:font-weight-asian="bold" style:font-weight-complex="bold"/>
    </style:style>
    <style:style style:name="T10" style:family="text">
      <style:text-properties style:font-name="Garamond" fo:font-size="10pt" fo:background-color="#fff200" loext:char-shading-value="0"/>
    </style:style>
    <style:style style:name="T11" style:family="text">
      <style:text-properties style:font-name="Garamond" fo:font-size="10pt" officeooo:rsid="002faafc" fo:background-color="#fff200" loext:char-shading-value="0"/>
    </style:style>
    <style:style style:name="T12" style:family="text">
      <style:text-properties style:font-name="Garamond" fo:font-size="10pt" officeooo:rsid="003b7dff" fo:background-color="#fff200" loext:char-shading-value="0"/>
    </style:style>
    <style:style style:name="T13" style:family="text">
      <style:text-properties style:font-name="Garamond" fo:font-size="10pt" officeooo:rsid="0044e8e4" fo:background-color="#fff200" loext:char-shading-value="0" style:font-size-asian="10pt" style:font-size-complex="10pt"/>
    </style:style>
    <style:style style:name="T14" style:family="text">
      <style:text-properties style:font-name="Garamond" fo:font-size="10pt" officeooo:rsid="00451f43" fo:background-color="#fff200" loext:char-shading-value="0" style:font-size-asian="10pt" style:font-size-complex="10pt"/>
    </style:style>
    <style:style style:name="T15" style:family="text">
      <style:text-properties style:font-name="Garamond" fo:font-size="10pt" officeooo:rsid="0064925c" fo:background-color="#fff200" loext:char-shading-value="0" style:font-size-asian="10pt" style:font-size-complex="10pt"/>
    </style:style>
    <style:style style:name="T16" style:family="text">
      <style:text-properties style:font-name="Garamond" fo:font-size="10pt" officeooo:rsid="00666f4e" fo:background-color="#fff200" loext:char-shading-value="0" style:font-size-asian="10pt" style:font-size-complex="10pt"/>
    </style:style>
    <style:style style:name="T17" style:family="text">
      <style:text-properties style:font-name="Garamond" fo:font-size="10pt" officeooo:rsid="003b7dff"/>
    </style:style>
    <style:style style:name="T18" style:family="text">
      <style:text-properties style:font-name="Garamond" fo:font-size="10pt" fo:font-style="normal" fo:font-weight="normal" officeooo:rsid="005bd0f1" fo:background-color="#fff200" loext:char-shading-value="0" style:font-size-asian="10pt" style:font-style-asian="normal" style:font-weight-asian="normal" style:font-size-complex="10pt" style:font-style-complex="normal" style:font-weight-complex="normal"/>
    </style:style>
    <style:style style:name="T19" style:family="text">
      <style:text-properties style:font-name="Garamond" fo:font-size="10pt" fo:font-style="normal" officeooo:rsid="0060832b" style:font-size-asian="10pt" style:font-style-asian="normal" style:font-size-complex="10pt" style:font-style-complex="normal"/>
    </style:style>
    <style:style style:name="T20" style:family="text">
      <style:text-properties style:font-name="Garamond" fo:font-size="10pt" officeooo:rsid="00080632" style:font-size-asian="10pt" style:font-size-complex="10pt"/>
    </style:style>
    <style:style style:name="T21" style:family="text">
      <style:text-properties style:font-name="Garamond" fo:font-size="16pt" fo:font-style="normal" fo:font-weight="bold" style:font-size-asian="16pt" style:font-style-asian="normal" style:font-size-complex="16pt" style:font-style-complex="normal"/>
    </style:style>
    <style:style style:name="T22" style:family="text">
      <style:text-properties style:font-name="Garamond" style:text-underline-style="solid" style:text-underline-width="auto" style:text-underline-color="font-color" fo:font-weight="bold" officeooo:rsid="00115520"/>
    </style:style>
    <style:style style:name="T23" style:family="text">
      <style:text-properties style:font-name="Garamond" style:text-underline-style="none" fo:font-weight="bold" officeooo:rsid="00115520"/>
    </style:style>
    <style:style style:name="T24" style:family="text">
      <style:text-properties style:font-name="Garamond" fo:font-size="14pt" fo:font-weight="bold" officeooo:rsid="00378d34" style:font-size-asian="14pt" style:font-weight-asian="bold" style:font-size-complex="14pt" style:font-weight-complex="bold"/>
    </style:style>
    <style:style style:name="T25" style:family="text">
      <style:text-properties style:font-name="Garamond" officeooo:rsid="0012eee6"/>
    </style:style>
    <style:style style:name="T26" style:family="text">
      <style:text-properties style:font-name="Garamond" fo:font-weight="bold" officeooo:rsid="0012eee6"/>
    </style:style>
    <style:style style:name="T27" style:family="text">
      <style:text-properties style:font-name="Garamond" fo:font-weight="bold" officeooo:rsid="002faafc"/>
    </style:style>
    <style:style style:name="T28" style:family="text">
      <style:text-properties style:use-window-font-color="true" style:font-name="Garamond" fo:font-size="8pt" fo:language="en" fo:country="US" officeooo:rsid="00584411" fo:background-color="#fff200" loext:char-shading-value="0" style:font-name-asian="Arial Unicode MS1" style:font-size-asian="8pt" style:language-asian="none" style:country-asian="none" style:font-name-complex="Lucidasans" style:font-size-complex="8pt" style:language-complex="none" style:country-complex="none"/>
    </style:style>
    <style:style style:name="T29" style:family="text">
      <style:text-properties style:use-window-font-color="true" style:font-name="Garamond" fo:font-size="8pt" fo:language="en" fo:country="US" officeooo:rsid="002803a4" fo:background-color="#fff200" loext:char-shading-value="0" style:font-name-asian="Arial Unicode MS1" style:font-size-asian="8pt" style:language-asian="none" style:country-asian="none" style:font-name-complex="Lucidasans" style:font-size-complex="8pt" style:language-complex="none" style:country-complex="none"/>
    </style:style>
    <style:style style:name="T30" style:family="text">
      <style:text-properties style:use-window-font-color="true" style:font-name="Garamond" fo:font-size="10pt" fo:background-color="#fff200" loext:char-shading-value="0" style:font-size-asian="10pt" style:font-size-complex="10pt"/>
    </style:style>
    <style:style style:name="T31" style:family="text">
      <style:text-properties style:use-window-font-color="true" style:font-name="Garamond" fo:font-size="10pt" style:font-size-asian="10pt" style:font-size-complex="10pt"/>
    </style:style>
    <style:style style:name="T32" style:family="text">
      <style:text-properties style:use-window-font-color="true" style:font-name="Garamond" fo:font-size="10pt" officeooo:rsid="0048ebcf" style:font-size-asian="10pt" style:font-size-complex="10pt"/>
    </style:style>
    <style:style style:name="T33" style:family="text">
      <style:text-properties style:use-window-font-color="true" style:font-name="Garamond" fo:font-size="10pt" fo:language="en" fo:country="US" officeooo:rsid="005af3ba"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4" style:family="text">
      <style:text-properties style:use-window-font-color="true" style:font-name="Garamond" fo:font-size="10pt" fo:language="en" fo:country="US" officeooo:rsid="0044e8e4"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5" style:family="text">
      <style:text-properties style:use-window-font-color="true" style:font-name="Garamond" fo:font-size="10pt" fo:language="en" fo:country="US" officeooo:rsid="0061bca8"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6" style:family="text">
      <style:text-properties style:use-window-font-color="true" style:font-name="Garamond" fo:font-size="10pt" fo:language="en" fo:country="US" officeooo:rsid="006334d5"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7" style:family="text">
      <style:text-properties style:use-window-font-color="true" style:font-name="Garamond" fo:font-size="10pt" fo:language="en" fo:country="US" officeooo:rsid="00451f43"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8" style:family="text">
      <style:text-properties style:use-window-font-color="true" style:font-name="Garamond" fo:font-size="10pt" fo:language="en" fo:country="US" officeooo:rsid="0064925c"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39" style:family="text">
      <style:text-properties style:use-window-font-color="true" style:font-name="Garamond" fo:font-size="10pt" fo:language="en" fo:country="US" officeooo:rsid="00666f4e"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40" style:family="text">
      <style:text-properties style:use-window-font-color="true" style:font-name="Garamond" fo:font-size="10pt" fo:language="en" fo:country="US" fo:font-style="normal" fo:font-weight="normal" officeooo:rsid="005bd0f1"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1" style:family="text">
      <style:text-properties style:use-window-font-color="true" style:font-name="Garamond" fo:font-size="10pt" fo:language="en" fo:country="US" fo:font-style="normal" fo:font-weight="normal" officeooo:rsid="005d9b72"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2" style:family="text">
      <style:text-properties style:use-window-font-color="true" style:font-name="Garamond" fo:font-size="10pt" fo:language="en" fo:country="US" fo:font-style="normal" fo:font-weight="normal" officeooo:rsid="005eba63"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3" style:family="text">
      <style:text-properties style:use-window-font-color="true" style:font-name="Garamond" fo:font-size="10pt" fo:language="en" fo:country="US" fo:font-style="normal" fo:font-weight="normal" officeooo:rsid="0060832b"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4" style:family="text">
      <style:text-properties style:use-window-font-color="true" style:font-name="Garamond" fo:font-size="10pt" fo:language="en" fo:country="US" fo:font-style="normal" fo:font-weight="normal" officeooo:rsid="0061b638"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5" style:family="text">
      <style:text-properties style:use-window-font-color="true" style:font-name="Garamond" fo:font-size="10pt" fo:language="en" fo:country="US" fo:font-style="normal" fo:font-weight="normal" officeooo:rsid="0061bca8"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6" style:family="text">
      <style:text-properties style:use-window-font-color="true" style:font-name="Garamond" fo:font-size="10pt" fo:language="en" fo:country="US" fo:font-style="normal" officeooo:rsid="0060832b" style:font-name-asian="Arial Unicode MS1" style:font-size-asian="10pt" style:language-asian="none" style:country-asian="none" style:font-style-asian="normal" style:font-name-complex="Lucidasans" style:font-size-complex="10pt" style:language-complex="none" style:country-complex="none" style:font-style-complex="normal"/>
    </style:style>
    <style:style style:name="T47" style:family="text">
      <style:text-properties style:use-window-font-color="true" style:font-name="Garamond" fo:font-size="10pt" fo:language="en" fo:country="US" fo:font-style="normal" officeooo:rsid="0061bca8" style:font-name-asian="Arial Unicode MS1" style:font-size-asian="10pt" style:language-asian="none" style:country-asian="none" style:font-style-asian="normal" style:font-name-complex="Lucidasans" style:font-size-complex="10pt" style:language-complex="none" style:country-complex="none" style:font-style-complex="normal"/>
    </style:style>
    <style:style style:name="T48" style:family="text">
      <style:text-properties style:use-window-font-color="true" style:font-name="Garamond" fo:font-size="10pt" fo:language="en" fo:country="US" officeooo:rsid="00080632" style:font-name-asian="Arial Unicode MS1" style:font-size-asian="10pt" style:language-asian="none" style:country-asian="none" style:font-name-complex="Lucidasans" style:font-size-complex="10pt" style:language-complex="none" style:country-complex="none"/>
    </style:style>
    <style:style style:name="T49" style:family="text">
      <style:text-properties style:use-window-font-color="true" style:font-name="Garamond" fo:font-size="10pt" fo:language="en" fo:country="US" officeooo:rsid="0060832b" style:font-name-asian="Arial Unicode MS1" style:font-size-asian="10pt" style:language-asian="none" style:country-asian="none" style:font-name-complex="Lucidasans" style:font-size-complex="10pt" style:language-complex="none" style:country-complex="none"/>
    </style:style>
    <style:style style:name="T50" style:family="text">
      <style:text-properties officeooo:rsid="002803a4"/>
    </style:style>
    <style:style style:name="T51" style:family="text">
      <style:text-properties fo:background-color="#fff200" loext:char-shading-value="0"/>
    </style:style>
    <style:style style:name="T52" style:family="text">
      <style:text-properties officeooo:rsid="0043db05" fo:background-color="#fff200" loext:char-shading-value="0"/>
    </style:style>
    <style:style style:name="T53" style:family="text">
      <style:text-properties officeooo:rsid="00451f43" fo:background-color="#fff200" loext:char-shading-value="0"/>
    </style:style>
    <style:style style:name="T54" style:family="text">
      <style:text-properties officeooo:rsid="002fe91c" fo:background-color="#fff200" loext:char-shading-value="0"/>
    </style:style>
    <style:style style:name="T55" style:family="text">
      <style:text-properties officeooo:rsid="000cad3b"/>
    </style:style>
    <style:style style:name="T56" style:family="text">
      <style:text-properties style:text-position="super 58%" officeooo:rsid="002803a4"/>
    </style:style>
    <style:style style:name="T57" style:family="text">
      <style:text-properties officeooo:rsid="001008e5"/>
    </style:style>
    <style:style style:name="T58" style:family="text">
      <style:text-properties fo:font-weight="bold"/>
    </style:style>
    <style:style style:name="T59" style:family="text">
      <style:text-properties fo:font-weight="bold" officeooo:rsid="0048ebcf"/>
    </style:style>
    <style:style style:name="T60" style:family="text">
      <style:text-properties fo:font-weight="bold" officeooo:rsid="00550d93"/>
    </style:style>
    <style:style style:name="T61" style:family="text">
      <style:text-properties fo:font-weight="bold" style:font-weight-asian="bold" style:font-weight-complex="bold"/>
    </style:style>
    <style:style style:name="T62" style:family="text">
      <style:text-properties fo:font-size="10pt"/>
    </style:style>
    <style:style style:name="T63" style:family="text">
      <style:text-properties fo:font-size="10pt" officeooo:rsid="002e703f"/>
    </style:style>
    <style:style style:name="T64" style:family="text">
      <style:text-properties fo:font-size="10pt" fo:font-weight="bold"/>
    </style:style>
    <style:style style:name="T65" style:family="text">
      <style:text-properties fo:font-size="10pt" fo:background-color="#fff200" loext:char-shading-value="0"/>
    </style:style>
    <style:style style:name="T66" style:family="text">
      <style:text-properties fo:font-size="10pt" officeooo:rsid="002faafc" fo:background-color="#fff200" loext:char-shading-value="0"/>
    </style:style>
    <style:style style:name="T67" style:family="text">
      <style:text-properties fo:font-size="10pt" officeooo:rsid="0043db05" fo:background-color="#fff200" loext:char-shading-value="0"/>
    </style:style>
    <style:style style:name="T68" style:family="text">
      <style:text-properties fo:font-size="10pt" style:font-size-asian="10pt" style:font-size-complex="10pt"/>
    </style:style>
    <style:style style:name="T69" style:family="text">
      <style:text-properties fo:font-size="10pt" officeooo:rsid="0044e8e4" style:font-size-asian="10pt" style:font-size-complex="10pt"/>
    </style:style>
    <style:style style:name="T70" style:family="text">
      <style:text-properties fo:font-size="11pt" fo:font-weight="bold"/>
    </style:style>
    <style:style style:name="T71" style:family="text">
      <style:text-properties fo:font-size="11pt" fo:font-weight="bold" style:font-size-asian="11pt" style:font-weight-asian="bold" style:font-size-complex="11pt" style:font-weight-complex="bold"/>
    </style:style>
    <style:style style:name="T72" style:family="text">
      <style:text-properties officeooo:rsid="002bc2df"/>
    </style:style>
    <style:style style:name="T73" style:family="text">
      <style:text-properties officeooo:rsid="002e703f"/>
    </style:style>
    <style:style style:name="T74" style:family="text">
      <style:text-properties officeooo:rsid="002faafc"/>
    </style:style>
    <style:style style:name="T75" style:family="text">
      <style:text-properties officeooo:rsid="002fe91c"/>
    </style:style>
    <style:style style:name="T76" style:family="text">
      <style:text-properties officeooo:rsid="0036f864"/>
    </style:style>
    <style:style style:name="T77" style:family="text">
      <style:text-properties style:text-underline-style="none"/>
    </style:style>
    <style:style style:name="T78" style:family="text">
      <style:text-properties style:text-underline-style="none" officeooo:rsid="00378d34"/>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378d34" style:font-weight-asian="normal" style:font-weight-complex="normal"/>
    </style:style>
    <style:style style:name="T81" style:family="text">
      <style:text-properties officeooo:rsid="00378d34"/>
    </style:style>
    <style:style style:name="T82" style:family="text">
      <style:text-properties officeooo:rsid="003985de"/>
    </style:style>
    <style:style style:name="T83" style:family="text">
      <style:text-properties fo:font-weight="normal" style:font-weight-asian="normal" style:font-weight-complex="normal"/>
    </style:style>
    <style:style style:name="T84" style:family="text">
      <style:text-properties fo:font-weight="normal" officeooo:rsid="00378d34" style:font-weight-asian="normal" style:font-weight-complex="normal"/>
    </style:style>
    <style:style style:name="T85" style:family="text">
      <style:text-properties fo:font-weight="normal" fo:background-color="#fff200" loext:char-shading-value="0" style:font-weight-asian="normal" style:font-weight-complex="normal"/>
    </style:style>
    <style:style style:name="T86" style:family="text">
      <style:text-properties fo:font-weight="normal" officeooo:rsid="00378d34" fo:background-color="#fff200" loext:char-shading-value="0" style:font-weight-asian="normal" style:font-weight-complex="normal"/>
    </style:style>
    <style:style style:name="T87" style:family="text">
      <style:text-properties fo:font-weight="normal" officeooo:rsid="003b7dff" fo:background-color="#fff200" loext:char-shading-value="0" style:font-weight-asian="normal" style:font-weight-complex="normal"/>
    </style:style>
    <style:style style:name="T88" style:family="text">
      <style:text-properties fo:font-weight="normal" officeooo:rsid="004a03cd" fo:background-color="#fff200" loext:char-shading-value="0" style:font-weight-asian="normal" style:font-weight-complex="normal"/>
    </style:style>
    <style:style style:name="T89" style:family="text">
      <style:text-properties officeooo:rsid="003b7dff"/>
    </style:style>
    <style:style style:name="T90" style:family="text">
      <style:text-properties officeooo:rsid="0043db05"/>
    </style:style>
    <style:style style:name="T91" style:family="text">
      <style:text-properties officeooo:rsid="0048ebcf"/>
    </style:style>
    <style:style style:name="T92" style:family="text">
      <style:text-properties officeooo:rsid="0053a9a6"/>
    </style:style>
    <style:style style:name="T93" style:family="text">
      <style:text-properties officeooo:rsid="002d7ec8"/>
    </style:style>
    <style:style style:name="T94" style:family="text">
      <style:text-properties officeooo:rsid="00550d93"/>
    </style:style>
    <style:style style:name="T95" style:family="text">
      <style:text-properties officeooo:rsid="0055216a"/>
    </style:style>
    <style:style style:name="T96" style:family="text">
      <style:text-properties officeooo:rsid="00584411"/>
    </style:style>
    <style:style style:name="T97" style:family="text">
      <style:text-properties officeooo:rsid="0060832b"/>
    </style:style>
    <style:style style:name="T98" style:family="text">
      <style:text-properties officeooo:rsid="00666f4e"/>
    </style:style>
    <style:style style:name="T99" style:family="text">
      <style:text-properties style:font-name="Garamond" fo:font-size="14pt" fo:language="en" fo:country="GB" fo:font-weight="bold" style:font-size-asian="14pt" style:font-weight-asian="bold" style:font-size-complex="14pt" style:font-weight-complex="bold"/>
    </style:style>
    <style:style style:name="T100" style:family="text">
      <style:text-properties style:font-name="Garamond" fo:font-size="10pt" fo:language="en" fo:country="GB" fo:font-weight="normal" style:font-size-asian="10pt" style:font-weight-asian="normal" style:font-size-complex="10pt" style:font-weight-complex="normal"/>
    </style:style>
    <style:style style:name="T101" style:family="text">
      <style:text-properties style:font-name="Garamond" fo:font-size="10pt" style:font-name-complex="Arial1"/>
    </style:style>
    <style:style style:name="T102" style:family="text">
      <style:text-properties style:font-name="Garamond" fo:font-size="10pt" fo:font-style="italic" style:font-name-complex="Arial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solid" svg:stroke-color="#000000" draw:fill="none" draw:fill-color="#ffffff" fo:min-height="7.0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113cm" svg:y="-2.787cm" svg:width="10.97cm" draw:z-index="0">
        <draw:text-box fo:min-height="0.473cm">
          <table:table table:name="Table5" table:style-name="Table5">
            <table:table-column table:style-name="Table5.A"/>
            <table:table-row table:style-name="Table5.1">
              <table:table-cell table:style-name="Table5.A1" office:value-type="string">
                <table:table table:name="Table6" table:style-name="Table6">
                  <table:table-column table:style-name="Table6.A"/>
                  <table:table-row>
                    <table:table-cell table:style-name="Table6.A1" office:value-type="string">
                      <text:p text:style-name="P22">FOCUS GROUP: DISCUSSION GUIDE</text:p>
                    </table:table-cell>
                  </table:table-row>
                </table:table>
                <text:p text:style-name="P21"> </text:p>
              </table:table-cell>
            </table:table-row>
          </table:table>
        </draw:text-box>
      </draw:frame>
      <text:p text:style-name="P115"/>
      <text:p text:style-name="P73"/>
      <text:p text:style-name="P73"><text:line-break/></text:p>
      <text:p text:style-name="P73"/>
      <text:p text:style-name="P77">R<text:span text:style-name="T96">eSource</text:span></text:p>
      <text:p text:style-name="P79">Focus Group Discussion Guidelines and Report</text:p>
      <text:p text:style-name="P80">for</text:p>
      <text:p text:style-name="P87">D<text:span text:style-name="T96">ata Gathering</text:span></text:p>
      <text:p text:style-name="P78"/>
      <text:p text:style-name="P78"/>
      <text:p text:style-name="P78"/>
      <text:p text:style-name="P78"/>
      <text:p text:style-name="P78"/>
      <text:p text:style-name="P78"/>
      <text:p text:style-name="P78"/>
      <text:p text:style-name="P78"/>
      <text:p text:style-name="P78">Submitted to:</text:p>
      <text:p text:style-name="P78"/>
      <text:p text:style-name="P78"/>
      <text:p text:style-name="P78">Prof. Ma. Rowena C. Solamo</text:p>
      <text:p text:style-name="P78">Faculty Member</text:p>
      <text:p text:style-name="P78">Department of Computer Science</text:p>
      <text:p text:style-name="P78">College of Engineering</text:p>
      <text:p text:style-name="P78">University of the Philippines, Diliman</text:p>
      <text:p text:style-name="P78"/>
      <text:p text:style-name="P78"/>
      <text:p text:style-name="P78"/>
      <text:p text:style-name="P78"/>
      <text:p text:style-name="P78">Submitted by:</text:p>
      <text:p text:style-name="P81">Jaira Mathena B. Angeles</text:p>
      <text:p text:style-name="P81">Danilo M. Mendoza II</text:p>
      <text:p text:style-name="P81">Beatrice Pauline R. Mercado</text:p>
      <text:p text:style-name="P81"/>
      <text:p text:style-name="P82"/>
      <text:p text:style-name="P82"/>
      <text:p text:style-name="P82"/>
      <text:p text:style-name="P82"/>
      <text:p text:style-name="P83">In partial fulfillment of Academic Requirements</text:p>
      <text:p text:style-name="P84">for the course</text:p>
      <text:p text:style-name="P84">CS 19<text:span text:style-name="T50">1 Software Engineering</text:span></text:p>
      <text:p text:style-name="P85">of the </text:p>
      <text:p text:style-name="P85"><text:span text:style-name="T50">1</text:span><text:span text:style-name="T56">st</text:span><text:span text:style-name="T50"> <text:s/></text:span>Semester, AY <text:span text:style-name="T57">&lt;2019-2020&gt;</text:span></text:p>
      <text:p text:style-name="P74"/>
      <text:p text:style-name="P18">Unique Referenc<text:span text:style-name="T55">e</text:span>:</text:p>
      <text:p text:style-name="P76">The documents are stored in the <text:span text:style-name="T51">https://github.com/mathena828/ReSource</text:span>.</text:p>
      <text:p text:style-name="P72"/>
      <text:p text:style-name="P72">Document Purpose:</text:p>
      <text:p text:style-name="P33">This document is provided as a guide for using Focus Group. <text:s/>It provides guidelines on how to proceed with conducting the data gathering technique, and on what type of questions are covered. <text:s/>It also contains the transcription and reports the results.</text:p>
      <text:p text:style-name="P47"/>
      <text:p text:style-name="P72">Target Audience:</text:p>
      <text:p text:style-name="P116"><text:span text:style-name="T18">The target audience of this document </text:span><text:span text:style-name="T40">are</text:span><text:span text:style-name="T18"> </text:span><text:span text:style-name="T40">the CS 191 and CS 192 Software Engineering classes of the academic </text:span><text:span text:style-name="T43">year</text:span><text:span text:style-name="T40"> </text:span><text:span text:style-name="T43">2019 to 2020</text:span><text:span text:style-name="T40">, as well as other individuals who may have a vested interest in the data gathering m</text:span><text:span text:style-name="T41">ethods</text:span><text:span text:style-name="T40"> for this project. </text:span><text:span text:style-name="T41">This </text:span><text:span text:style-name="T42">inquiry </text:span><text:span text:style-name="T41">will serve as a foundation for the succeeding phase</text:span><text:span text:style-name="T42">s of the development process. </text:span><text:span text:style-name="T44">T</text:span><text:span text:style-name="T42">he members of Group No. 2, </text:span><text:span text:style-name="T44">namely,</text:span><text:span text:style-name="T42"> </text:span><text:span text:style-name="T45">Jaira </text:span><text:span text:style-name="T42">Mathena </text:span><text:span text:style-name="T45">B.</text:span><text:span text:style-name="T42"> Angeles, Danilo M. Mendoza II, and Beatrice Pauline R. Mercado will be </text:span><text:span text:style-name="T43">conducting and </text:span><text:span text:style-name="T42">consulting this report. Professor Ma. Rowena C. Solamo will be evaluating the contents of this s</text:span><text:span text:style-name="T43">ubmission to ensure that it fulfills the criteria for this academic requirement</text:span><text:span text:style-name="T42">. </text:span></text:p>
      <text:p text:style-name="P75"/>
      <text:p text:style-name="P75"/>
      <text:p text:style-name="P71">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5">Revision Date</text:p>
            </table:table-cell>
            <table:table-cell table:style-name="Table3.A1" office:value-type="string">
              <text:p text:style-name="P65">Person Responsible</text:p>
            </table:table-cell>
            <table:table-cell table:style-name="Table3.A1" office:value-type="string">
              <text:p text:style-name="P66">Version</text:p>
              <text:p text:style-name="P66">Number</text:p>
            </table:table-cell>
            <table:table-cell table:style-name="Table3.D1" office:value-type="string">
              <text:p text:style-name="P65">Modification</text:p>
            </table:table-cell>
          </table:table-row>
        </table:table-header-rows>
        <table:table-row>
          <table:table-cell table:style-name="Table3.A2" office:value-type="string">
            <text:p text:style-name="P67"><text:span text:style-name="T97">08</text:span>/<text:span text:style-name="T97">31</text:span>/<text:span text:style-name="T97">19</text:span></text:p>
          </table:table-cell>
          <table:table-cell table:style-name="Table3.A2" office:value-type="string">
            <text:p text:style-name="P92"><text:span text:style-name="T20">J</text:span><text:span text:style-name="T48">a</text:span><text:span text:style-name="T49">ira Mathena B. Angeles</text:span></text:p>
          </table:table-cell>
          <table:table-cell table:style-name="Table3.A2" office:value-type="string">
            <text:p text:style-name="P70">1.0</text:p>
          </table:table-cell>
          <table:table-cell table:style-name="Table3.D2" office:value-type="string">
            <text:p text:style-name="P93"><text:span text:style-name="T46">She wrote the Target Audience </text:span><text:span text:style-name="T47">and Purpose</text:span><text:span text:style-name="T46"> section</text:span><text:span text:style-name="T47">s</text:span><text:span text:style-name="T46"> of the initial document.</text:span><text:span text:style-name="T19"> </text:span></text:p>
          </table:table-cell>
        </table:table-row>
        <table:table-row>
          <table:table-cell table:style-name="Table3.A2" office:value-type="string">
            <text:p text:style-name="P68"/>
          </table:table-cell>
          <table:table-cell table:style-name="Table3.A2" office:value-type="string">
            <text:p text:style-name="P68"/>
          </table:table-cell>
          <table:table-cell table:style-name="Table3.A2" office:value-type="string">
            <text:p text:style-name="P69"/>
          </table:table-cell>
          <table:table-cell table:style-name="Table3.D2" office:value-type="string">
            <text:p text:style-name="P69"/>
          </table:table-cell>
        </table:table-row>
      </table:table>
      <text:p text:style-name="P88"/>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877_578734558" text:style-name="Index_20_Link" text:visited-style-name="Index_20_Link"><text:s/>I. <text:s/>Focus Group Discussion Guide and Checklist<text:tab/>4</text:a></text:p>
          <text:p text:style-name="P90"><text:a xlink:type="simple" xlink:href="#__RefHeading___Toc2286_3113773000" text:style-name="Index_20_Link" text:visited-style-name="Index_20_Link"><text:s/>A. <text:s/>Purpose<text:tab/>4</text:a></text:p>
          <text:p text:style-name="P90"><text:a xlink:type="simple" xlink:href="#__RefHeading___Toc2854_2377065642" text:style-name="Index_20_Link" text:visited-style-name="Index_20_Link"><text:s/>B. <text:s/>Target Participants<text:tab/>4</text:a></text:p>
          <text:p text:style-name="P90"><text:a xlink:type="simple" xlink:href="#__RefHeading___Toc2856_2377065642" text:style-name="Index_20_Link" text:visited-style-name="Index_20_Link"><text:s/>C. <text:s/>Participant’s Consent<text:tab/>4</text:a></text:p>
          <text:p text:style-name="P90"><text:a xlink:type="simple" xlink:href="#__RefHeading___Toc2858_2377065642" text:style-name="Index_20_Link" text:visited-style-name="Index_20_Link"><text:s/>D. <text:s/>Demographic Survey<text:tab/>4</text:a></text:p>
          <text:p text:style-name="P90"><text:a xlink:type="simple" xlink:href="#__RefHeading___Toc2860_2377065642" text:style-name="Index_20_Link" text:visited-style-name="Index_20_Link"><text:s/>E. <text:s/></text:a><text:a xlink:type="simple" xlink:href="#__RefHeading___Toc2860_2377065642" text:style-name="Index_20_Link" text:visited-style-name="Index_20_Link">Facilitator/Moderator</text:a><text:a xlink:type="simple" xlink:href="#__RefHeading___Toc2860_2377065642" text:style-name="Index_20_Link" text:visited-style-name="Index_20_Link"><text:tab/>5</text:a></text:p>
          <text:p text:style-name="P90"><text:a xlink:type="simple" xlink:href="#__RefHeading___Toc2862_2377065642" text:style-name="Index_20_Link" text:visited-style-name="Index_20_Link"><text:s/>F. <text:s/>Data collection<text:tab/>5</text:a></text:p>
          <text:p text:style-name="P90"><text:a xlink:type="simple" xlink:href="#__RefHeading___Toc2864_2377065642" text:style-name="Index_20_Link" text:visited-style-name="Index_20_Link"><text:s/>G. <text:s/>Schedule of the FGD<text:tab/>5</text:a></text:p>
          <text:p text:style-name="P90"><text:a xlink:type="simple" xlink:href="#__RefHeading___Toc2866_2377065642" text:style-name="Index_20_Link" text:visited-style-name="Index_20_Link"><text:s/>H. <text:s/>FGD Protocol<text:tab/>5</text:a></text:p>
          <text:p text:style-name="P91"><text:a xlink:type="simple" xlink:href="#__RefHeading___Toc2868_2377065642" text:style-name="Index_20_Link" text:visited-style-name="Index_20_Link"><text:s/>i. <text:s/>Introductory Script<text:tab/>5</text:a></text:p>
          <text:p text:style-name="P91"><text:a xlink:type="simple" xlink:href="#__RefHeading___Toc2870_2377065642" text:style-name="Index_20_Link" text:visited-style-name="Index_20_Link"><text:s/>ii. <text:s/>Guiding Questions<text:tab/>6</text:a></text:p>
          <text:p text:style-name="P91"><text:a xlink:type="simple" xlink:href="#__RefHeading___Toc2872_2377065642" text:style-name="Index_20_Link" text:visited-style-name="Index_20_Link"><text:s/>iii. <text:s/>Concluding Script<text:tab/>6</text:a></text:p>
          <text:p text:style-name="P89"><text:a xlink:type="simple" xlink:href="#__RefHeading___Toc2874_2377065642" text:style-name="Index_20_Link" text:visited-style-name="Index_20_Link"><text:s/>II. <text:s/>Focus Group Transcription or Notes<text:tab/>7</text:a></text:p>
          <text:p text:style-name="P91"><text:a xlink:type="simple" xlink:href="#__RefHeading___Toc4289_2377065642" text:style-name="Index_20_Link" text:visited-style-name="Index_20_Link"><text:s/>i. <text:s/>Focus Group Details<text:tab/>7</text:a></text:p>
          <text:p text:style-name="P91"><text:a xlink:type="simple" xlink:href="#__RefHeading___Toc4291_2377065642" text:style-name="Index_20_Link" text:visited-style-name="Index_20_Link"><text:s/>ii. <text:s/>Questions<text:tab/>7</text:a></text:p>
          <text:p text:style-name="P91"><text:a xlink:type="simple" xlink:href="#__RefHeading___Toc4293_2377065642" text:style-name="Index_20_Link" text:visited-style-name="Index_20_Link"><text:s/>iii. <text:s/>Notes<text:tab/>8</text:a></text:p>
          <text:p text:style-name="P91"><text:a xlink:type="simple" xlink:href="#__RefHeading___Toc4295_2377065642" text:style-name="Index_20_Link" text:visited-style-name="Index_20_Link"><text:s/>iv. <text:s/>Additional Comments<text:tab/>8</text:a></text:p>
          <text:p text:style-name="P89"><text:a xlink:type="simple" xlink:href="#__RefHeading___Toc879_578734558" text:style-name="Index_20_Link" text:visited-style-name="Index_20_Link"><text:s/>III. <text:s/>Focus Group Discussion Report<text:tab/>9</text:a></text:p>
          <text:p text:style-name="P90"><text:a xlink:type="simple" xlink:href="#__RefHeading___Toc2290_3113773000" text:style-name="Index_20_Link" text:visited-style-name="Index_20_Link"><text:s/>A. <text:s/>Introduction<text:tab/>9</text:a></text:p>
          <text:p text:style-name="P90"><text:a xlink:type="simple" xlink:href="#__RefHeading___Toc2292_3113773000" text:style-name="Index_20_Link" text:visited-style-name="Index_20_Link"><text:s/>B. <text:s/>Participant Demographics<text:tab/>9</text:a></text:p>
          <text:p text:style-name="P90"><text:a xlink:type="simple" xlink:href="#__RefHeading___Toc2294_3113773000" text:style-name="Index_20_Link" text:visited-style-name="Index_20_Link"><text:s/>C. <text:s/>Participants Perspectives<text:tab/>9</text:a></text:p>
        </text:index-body>
      </text:table-of-content>
      <text:p text:style-name="P4"/>
      <text:p text:style-name="P4"/>
      <text:p text:style-name="P4"/>
      <text:p text:style-name="P4"/>
      <text:p text:style-name="P4"/>
      <text:p text:style-name="P4"/>
      <text:p text:style-name="P4"><text:line-break/></text:p>
      <text:h text:style-name="P95" text:outline-level="1"><text:bookmark-start text:name="__RefHeading___Toc877_578734558"/><text:tab/>Focus Group Discussion <text:span text:style-name="T74">Guide</text:span> and Checklist<text:bookmark-end text:name="__RefHeading___Toc877_578734558"/></text:h>
      <text:p text:style-name="P45"><text:span text:style-name="T68">This section provides the instructions on how to conduct focus group discussion. <text:s/>It also </text:span><text:span text:style-name="T69">can also be used as</text:span><text:span text:style-name="T68"> a checklist needed to perform the data gathering technique.</text:span></text:p>
      <text:h text:style-name="Heading_20_2" text:outline-level="2"><text:bookmark-start text:name="__RefHeading___Toc2286_3113773000"/><text:tab/>Purpose<text:bookmark-end text:name="__RefHeading___Toc2286_3113773000"/></text:h>
      <text:p text:style-name="P104">The purpose of the focus group is <text:span text:style-name="T97">to determine the functional requirements of an online book trading portal such as ReSource. In particular, the following must be identified:</text:span></text:p>
      <text:p text:style-name="P113"><text:span text:style-name="T13">1.) Wh</text:span><text:span text:style-name="T34">a</text:span><text:span text:style-name="T35">t hindrances</text:span><text:span text:style-name="T36"> a</text:span><text:span text:style-name="T38">re consumers</text:span><text:span text:style-name="T36"> face</text:span><text:span text:style-name="T38">d</text:span><text:span text:style-name="T36"> </text:span><text:span text:style-name="T38">with </text:span><text:span text:style-name="T36">when buying books from retail stores?</text:span></text:p>
      <text:p text:style-name="P113"><text:span text:style-name="T13">2.) </text:span><text:span text:style-name="T34">H</text:span><text:span text:style-name="T35">ow can the</text:span><text:span text:style-name="T36">se</text:span><text:span text:style-name="T35"> aforementioned i</text:span><text:span text:style-name="T36">ssues</text:span><text:span text:style-name="T35"> be addressed b</text:span><text:span text:style-name="T36">y the proposed alternative? </text:span></text:p>
      <text:p text:style-name="P113"><text:span text:style-name="T13">3.) </text:span><text:span text:style-name="T34">W</text:span><text:span text:style-name="T36">hat information </text:span><text:span text:style-name="T38">must be included in a book listing?</text:span></text:p>
      <text:p text:style-name="P113"><text:span text:style-name="T13">4.) </text:span><text:span text:style-name="T15">What are the ideal classification systems</text:span><text:span text:style-name="T16"> </text:span><text:span text:style-name="T39">for sorting books in an inventory?</text:span></text:p>
      <text:p text:style-name="P114"><text:span text:style-name="T14">5.) How do </text:span><text:span text:style-name="T37">b</text:span><text:span text:style-name="T36">uyers and sellers wish to interact with the s</text:span><text:span text:style-name="T38">oftware</text:span><text:span text:style-name="T14">?</text:span></text:p>
      <text:p text:style-name="P114"><text:span text:style-name="T15">6</text:span><text:span text:style-name="T14">.) </text:span><text:span text:style-name="T15">What kind of payment system is most convenient for both parties?</text:span></text:p>
      <text:p text:style-name="P111"><text:span text:style-name="T51"/></text:p>
      <text:h text:style-name="P100" text:outline-level="2"><text:bookmark-start text:name="__RefHeading___Toc2854_2377065642"/><text:span text:style-name="T72"><text:tab/>Target P</text:span>articipants<text:bookmark-end text:name="__RefHeading___Toc2854_2377065642"/></text:h>
      <text:p text:style-name="P103">[Provide a general profile of who will be participating in the study.]</text:p>
      <text:p text:style-name="P48"/>
      <text:h text:style-name="Heading_20_2" text:outline-level="2"><text:bookmark-start text:name="__RefHeading___Toc2856_2377065642"/><text:tab/>Participant’s Consent<text:bookmark-end text:name="__RefHeading___Toc2856_2377065642"/></text:h>
      <text:p text:style-name="P53"><text:span text:style-name="T62">Participants will sign a consent form to participate in the focus group discussion. One copy of the informed consent form should be given to participants and a second copy should be kept by the focus group facilitator. Participants should be informed if any recording (audio or video) will be used for data collection. <text:s/>(See Sample Consent Form</text:span><text:span text:style-name="T63">)</text:span></text:p>
      <text:p text:style-name="P61">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60"><text:span text:style-name="T93">(See Sample Consent Form</text:span>)</text:p>
      <text:h text:style-name="P97" text:outline-level="2"><text:bookmark-start text:name="__RefHeading___Toc2858_2377065642"/><text:tab/>Demographic <text:span text:style-name="T73">Survey</text:span><text:bookmark-end text:name="__RefHeading___Toc2858_2377065642"/></text:h>
      <text:p text:style-name="P53"><text:span text:style-name="T62">It is important to collect anonymous demographic data from focus group participants. <text:s/></text:span><text:span text:style-name="T63">A simple survey</text:span><text:span text:style-name="T62"> for this purpose could be handed out as participants arrive, then collected at the end of the focus group and kept with the tapes of the focus group. <text:s/></text:span><text:span text:style-name="T63">A sample survey should be prepared prior to the focus group discussion.</text:span></text:p>
      <text:p text:style-name="P49"><draw:frame text:anchor-type="paragraph" draw:z-index="1" draw:name="Shape1" draw:style-name="gr1" draw:text-style-name="P119" svg:width="16.68cm" svg:height="7.06cm" svg:x="-0.072cm" svg:y="0.399cm"><draw:text-box><text:p><text:span text:style-name="T99">Demographic Survey</text:span></text:p><text:p><text:span text:style-name="T100">Please answer the following questions in the spaces provided, circle or tick the most appropriate options.</text:span></text:p><text:p text:style-name="P117"><text:span text:style-name="T101">1. Age:…………………………………………………………………………</text:span></text:p><text:p text:style-name="P118"><text:span text:style-name="T101">2. Are you: (please tick as necessary)           □ Male                □ Female</text:span></text:p><text:p text:style-name="P117"><text:span text:style-name="T101">3. </text:span><text:span text:style-name="T102">[Add other demographic data your group would want to collect eg. Program and Year level]</text:span></text:p><text:p text:style-name="P117"><text:span text:style-name="T101"/></text:p><text:p text:style-name="P117"><text:span text:style-name="T101">……………………</text:span><text:span text:style-name="T101">..</text:span></text:p><text:p text:style-name="P117"><text:span text:style-name="T101"/></text:p><text:p text:style-name="P117"><text:span text:style-name="T101">Thank you.</text:span></text:p></draw:text-box></draw:frame></text:p>
      <text:p text:style-name="P49"/>
      <text:p text:style-name="P49"/>
      <text:p text:style-name="P49"/>
      <text:p text:style-name="P49"/>
      <text:p text:style-name="P49"/>
      <text:p text:style-name="P49"/>
      <text:p text:style-name="P49"/>
      <text:p text:style-name="P49"><text:soft-page-break/></text:p>
      <text:p text:style-name="P50"/>
      <text:h text:style-name="Heading_20_2" text:outline-level="2"><text:bookmark-start text:name="__RefHeading___Toc2860_2377065642"/><text:s/><text:tab/><text:span text:style-name="T21">Facilitator/Moderator</text:span><text:bookmark-end text:name="__RefHeading___Toc2860_2377065642"/></text:h>
      <text:p text:style-name="P59">[Name of Moderator]</text:p>
      <text:h text:style-name="P98" text:outline-level="2"><text:bookmark-start text:name="__RefHeading___Toc2862_2377065642"/><text:tab/>Data collection<text:bookmark-end text:name="__RefHeading___Toc2862_2377065642"/></text:h>
      <text:p text:style-name="P55"><text:span text:style-name="T62">The discussions can be </text:span><text:span text:style-name="T63">recorded</text:span><text:span text:style-name="T62">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 </text:span></text:p>
      <text:p text:style-name="P57">If recording is not available, two individuals should be taking down notes of what is being discussed. <text:s/>The notes will be analyzed later.</text:p>
      <text:h text:style-name="Heading_20_2" text:outline-level="2"><text:bookmark-start text:name="__RefHeading___Toc2864_2377065642"/><text:tab/><text:span text:style-name="T94">Schedule of the FGD</text:span><text:bookmark-end text:name="__RefHeading___Toc2864_2377065642"/></text:h>
      <text:p text:style-name="P63"><text:span text:style-name="T4">The focus group can last about </text:span><text:span text:style-name="T11">[number of hours]</text:span><text:span text:style-name="T5"> </text:span><text:span text:style-name="T4">hours, </text:span><text:span text:style-name="T11">[optional, </text:span><text:span text:style-name="T10">and can have breaks in between for refreshments.</text:span><text:span text:style-name="T11">]</text:span><text:span text:style-name="T4"> </text:span></text:p>
      <text:p text:style-name="P63"><text:span text:style-name="T8">Venue:</text:span><text:span text:style-name="T17"> </text:span><text:span text:style-name="T11">[Venue</text:span><text:span text:style-name="T12">]</text:span></text:p>
      <text:p text:style-name="P63"><text:span text:style-name="T8">Date:</text:span><text:span text:style-name="T17"> </text:span><text:span text:style-name="T12">[FGD Date]</text:span></text:p>
      <text:p text:style-name="P63"><text:span text:style-name="T9">Time:</text:span><text:span text:style-name="T5"> </text:span><text:span text:style-name="T12">[FGD Time</text:span><text:span text:style-name="T11">]</text:span></text:p>
      <text:h text:style-name="P99" text:outline-level="2"><text:bookmark-start text:name="__RefHeading___Toc2866_2377065642"/><text:span text:style-name="T58"><text:tab/></text:span><text:span text:style-name="T60">FGD Protocol</text:span><text:bookmark-end text:name="__RefHeading___Toc2866_2377065642"/></text:h>
      <text:p text:style-name="P58">A discussion guide may facilitate structuring the focus group discussion by highlighting the topics that need to be covered. Though it is not to be used rigidly, like a questionnaire. At the focus group discussion, the facilitator encourages participants to explore topics in depth, to reflect, to raise their own issues, etc.</text:p>
      <text:h text:style-name="Heading_20_3" text:outline-level="3"><text:bookmark-start text:name="__RefHeading___Toc2868_2377065642"/><text:tab/><text:span text:style-name="T94">Introductory Script</text:span><text:bookmark-end text:name="__RefHeading___Toc2868_2377065642"/></text:h>
      <text:p text:style-name="P52"><text:span text:style-name="T70">Welcome</text:span> <text:span text:style-name="T62">and thank you for volunteering to take part in this focus group. You have been asked to participate as your point of view is important. I realize you are busy and I appreciate your time.</text:span></text:p>
      <text:p text:style-name="P52"><text:span text:style-name="T70">Introduction</text:span><text:span text:style-name="T64">:</text:span> <text:span text:style-name="T62">This focus group discussion is </text:span><text:span text:style-name="T66">[purpose of the study. </text:span><text:span text:style-name="T67">Sample below.</text:span><text:span text:style-name="T66">]</text:span></text:p>
      <text:p text:style-name="P62"><text:span text:style-name="T66">[</text:span><text:span text:style-name="T67">This focus group discussion is being done to help us elicit requirements for the application we are going to build. <text:s/>The application is about the maintenance of athlete records for the Bulilit Liga program of our baranggay.</text:span><text:span text:style-name="T65">]</text:span></text:p>
      <text:p text:style-name="P54"><text:span text:style-name="T70">Anonymity</text:span><text:span text:style-name="T64">: </text:span><text:span text:style-name="T62">Despite being taped, I would like to assure you that the discussion will be anonymous. The tapes will be kept safely in a locked facility until they are transcribed word for word, then they will be destroyed. The transcribed notes of the focus group will contain no information that would allow individual subjects to be linked to specific statements. You should try to answer and comment as accurately and truthfully as possible. I and the other focus group participants would appreciate it if you would refrain from discussing the comments of other group members outside the focus group. If there are any questions or discussions that you do not wish to answer or participate in, you do not have to do so; however please try to answer and be as involved as possible.</text:span></text:p>
      <text:p text:style-name="P56">Ground rules</text:p>
      <text:list xml:id="list3583407281" text:style-name="L1">
        <text:list-item>
          <text:p text:style-name="P105">The most important rule is that only one person speaks at a time. There may be a temptation to jump in when someone is talking but please wait until they have finished.</text:p>
        </text:list-item>
        <text:list-item>
          <text:p text:style-name="P105">There are no right or wrong answers</text:p>
        </text:list-item>
        <text:list-item>
          <text:p text:style-name="P105">You do not have to speak in any particular order</text:p>
        </text:list-item>
        <text:list-item>
          <text:p text:style-name="P105">When you do have something to say, please do so. There are many of you in the group and it is important that I obtain the views of each of you</text:p>
        </text:list-item>
        <text:list-item>
          <text:p text:style-name="P105">You do not have to agree with the views of other people in the group</text:p>
        </text:list-item>
        <text:list-item>
          <text:p text:style-name="P105"><text:soft-page-break/>Does anyone have any questions? (answers). </text:p>
        </text:list-item>
        <text:list-item>
          <text:p text:style-name="P105">OK, let’s begin</text:p>
        </text:list-item>
      </text:list>
      <text:p text:style-name="P32"><text:span text:style-name="T71">Warm up</text:span><text:span text:style-name="T61">, </text:span>First, I’d like everyone to introduce themselves. Can you tell us your name ?</text:p>
      <text:p text:style-name="P32"><text:span text:style-name="T71">Introductory question</text:span><text:span text:style-name="T61">, </text:span>I am just going to give you a couple of minutes to think about <text:span text:style-name="T54">[your first question]</text:span><text:span text:style-name="T75">.</text:span></text:p>
      <text:h text:style-name="Heading_20_3" text:outline-level="3"><text:bookmark-start text:name="__RefHeading___Toc2870_2377065642"/><text:tab/>Guiding <text:span text:style-name="T76">Q</text:span>uestions<text:bookmark-end text:name="__RefHeading___Toc2870_2377065642"/></text:h>
      <text:p text:style-name="P14">[<text:span text:style-name="T90">1. Who are involved in maintaining athlete records?</text:span></text:p>
      <text:p text:style-name="P16">2. What are the produces in maintaining the record?</text:p>
      <text:p text:style-name="P16">3. What data should we keep trackk of?</text:p>
      <text:p text:style-name="P16">4. <text:s/>What features of the application do you want to be present?</text:p>
      <text:p text:style-name="P15">5. How would you want to interact with the application?]</text:p>
      <text:h text:style-name="Heading_20_3" text:outline-level="3"><text:bookmark-start text:name="__RefHeading___Toc2872_2377065642"/><text:tab/><text:span text:style-name="T95">Concluding Script</text:span><text:bookmark-end text:name="__RefHeading___Toc2872_2377065642"/></text:h>
      <text:p text:style-name="P13">Of all the things we’ve discussed today, what would you say are the most important <text:span text:style-name="T75">thing that we (developers) need to keep in mind in developing the app.</text:span></text:p>
      <text:p text:style-name="P56">Conclusion</text:p>
      <text:list xml:id="list3572535746" text:style-name="L2">
        <text:list-item>
          <text:p text:style-name="P106">Thank you for participating. This has been a very successful discussion.</text:p>
        </text:list-item>
        <text:list-item>
          <text:p text:style-name="P106">Your opinions will be a valuable asset to the study.</text:p>
        </text:list-item>
        <text:list-item>
          <text:p text:style-name="P106">We hope you have found the discussion interesting</text:p>
        </text:list-item>
        <text:list-item>
          <text:p text:style-name="P106">If there is anything you are unhappy with or wish to complain about, please contact the local PI or speak to me later</text:p>
        </text:list-item>
        <text:list-item>
          <text:p text:style-name="P106">I would like to remind you that any comments featuring in this report will be anonymous</text:p>
        </text:list-item>
        <text:list-item>
          <text:p text:style-name="P107">Before you leave, please hand in your completed personal details questionnaire</text:p>
        </text:list-item>
      </text:list>
      <text:p text:style-name="P64"/>
      <text:p text:style-name="P64">Please, write your report based on the results of the focus group. Please remember to maintain confidentiality of the participating individuals by not disclosing their names. </text:p>
      <text:p text:style-name="P32"><office:annotation><dc:date>2018-08-23T17:06:48.302356728</dc:date><text:p>&lt;!--EndFragment--&gt;</text:p></office:annotation></text:p>
      <text:p text:style-name="P28"/>
      <text:p text:style-name="P20"/>
      <text:h text:style-name="P94" text:outline-level="1"><text:bookmark-start text:name="__RefHeading___Toc2874_2377065642"/><text:tab/>Focus Group Transcription or Notes<text:bookmark-end text:name="__RefHeading___Toc2874_2377065642"/></text:h>
      <text:p text:style-name="P35">This section contains the transcription or notes gathered during the focus group discussion.</text:p>
      <text:h text:style-name="Heading_20_3" text:outline-level="3"><text:bookmark-start text:name="__RefHeading___Toc4289_2377065642"/><text:tab/><text:span text:style-name="T82">Focus Group Details</text:span><text:bookmark-end text:name="__RefHeading___Toc4289_2377065642"/></text:h>
      <text:p text:style-name="P40">Purpose statement:</text:p>
      <text:p text:style-name="P37">[Purpose of the FGD. <text:span text:style-name="T90">Sample:</text:span></text:p>
      <text:p text:style-name="P37"><text:span text:style-name="T90">The purpose of the focus group discussion is to elicit requirements in building the athelte record maintenance system.</text:span>]</text:p>
      <text:p text:style-name="P38">Date:<text:tab/><text:span text:style-name="T86">[Date</text:span><text:span text:style-name="T87">]</text:span><text:span text:style-name="T86"> </text:span></text:p>
      <text:p text:style-name="P39"><text:span text:style-name="T81">S</text:span>tart Time:<text:span text:style-name="T83"><text:tab/></text:span><text:span text:style-name="T85">[Start time]</text:span></text:p>
      <text:p text:style-name="P39">End Time:<text:span text:style-name="T83"><text:tab/></text:span><text:span text:style-name="T85">[End time]</text:span></text:p>
      <text:p text:style-name="P38">Number of focus group participants:<text:tab/><text:span text:style-name="T84">There were </text:span><text:span text:style-name="T86">[number of participants]</text:span><text:span text:style-name="T84"> participants.</text:span></text:p>
      <text:p text:style-name="P34"><text:span text:style-name="T78">D</text:span><text:span text:style-name="T77">escription of make-up for the focus group:</text:span></text:p>
      <text:p text:style-name="P41"><text:span text:style-name="T80">[</text:span><text:span text:style-name="T79">Provide information that describes the focus group participants. Be as descriptive as possible without identifying individual private provider agencies or individual participants. </text:span><text:span text:style-name="T80">]</text:span></text:p>
      <text:p text:style-name="P38">Facilitator(s):</text:p>
      <text:p text:style-name="P36">[Name of Facilitators ]</text:p>
      <text:p text:style-name="P38">Note Taker(s):</text:p>
      <text:p text:style-name="P36">[Name of Note Takers]</text:p>
      <text:p text:style-name="P51"/>
      <text:h text:style-name="Heading_20_3" text:outline-level="3"><text:bookmark-start text:name="__RefHeading___Toc4291_2377065642"/><text:tab/>Questions<text:bookmark-end text:name="__RefHeading___Toc4291_2377065642"/></text:h>
      <text:p text:style-name="P31"><text:span text:style-name="T80">[</text:span><text:span text:style-name="T79">List</text:span> questions <text:span text:style-name="T81">that were asked during the FGD </text:span>in sequential order. Please include follow-up questions, if used.  (Add/Subtract question numbers as needed)<text:span text:style-name="T81">].</text:span></text:p>
      <text:p text:style-name="P29"/>
      <text:p text:style-name="P30">1. <text:span text:style-name="T51"><text:s/>[</text:span><text:span text:style-name="T52">Who are the people involved in the maintenance of athlete record?</text:span><text:span text:style-name="T51">]</text:span></text:p>
      <text:p text:style-name="P30">2. <text:s/><text:span text:style-name="T51">[</text:span><text:span text:style-name="T52">What data do we need to keep track of?</text:span><text:span text:style-name="T51">]</text:span></text:p>
      <text:p text:style-name="P30">3. <text:s/><text:span text:style-name="T51">[</text:span><text:span text:style-name="T52">How do you want to interact with the system?</text:span><text:span text:style-name="T51">]</text:span></text:p>
      <text:p text:style-name="P42">[Place additional questions.]</text:p>
      <text:p text:style-name="P46"/>
      <text:p text:style-name="P46"/>
      <text:p text:style-name="P46"/>
      <text:p text:style-name="P46"/>
      <text:p text:style-name="P46"/>
      <text:p text:style-name="P46"/>
      <text:p text:style-name="P46"/>
      <text:p text:style-name="P46"/>
      <text:p text:style-name="P46"><text:soft-page-break/></text:p>
      <text:p text:style-name="P46"/>
      <text:h text:style-name="Heading_20_3" text:outline-level="3"><text:bookmark-start text:name="__RefHeading___Toc4293_2377065642"/><text:span text:style-name="T23"><text:tab/></text:span><text:span text:style-name="T22"><office:annotation><dc:date>2018-08-23T18:21:10.421460199</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22"><office:annotation><dc:date>2018-08-23T18:21:10.433949037</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22"><office:annotation><dc:date>2018-08-23T18:21:10.435138594</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able.MsoTableGrid</text:p><text:p><text:tab/>{mso-style-name:"Table Grid";</text:p><text:p><text:tab/>mso-tstyle-rowband-size:0;</text:p><text:p><text:tab/>mso-tstyle-colband-size:0;</text:p><text:p><text:tab/>mso-style-priority:39;</text:p><text:p><text:tab/>mso-style-unhide:no;</text:p><text:p><text:tab/>border:solid windowtext 1.0pt;</text:p><text:p><text:tab/>mso-border-alt:solid windowtext .5pt;</text:p><text:p><text:tab/>mso-padding-alt:0cm 5.4pt 0cm 5.4pt;</text:p><text:p><text:tab/>mso-border-insideh:.5pt solid windowtext;</text:p><text:p><text:tab/>mso-border-insidev:.5pt solid windowtext;</text:p><text:p><text:tab/>mso-para-margin:0cm;</text:p><text:p><text:tab/>mso-para-margin-bottom:.0001pt;</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lt;/style&gt;</text:p><text:p>&lt;![endif]--&gt;</text:p></office:annotation></text:span><text:span text:style-name="T22"><office:annotation><dc:date>2018-08-23T18:21:10.435162407</dc:date><text:p>&lt;!--StartFragment--&gt;</text:p></office:annotation></text:span><text:span text:style-name="T23">Notes</text:span><text:bookmark-end text:name="__RefHeading___Toc4293_2377065642"/></text:h>
      <table:table table:name="Table1" table:style-name="Table1">
        <table:table-column table:style-name="Table1.A"/>
        <table:table-column table:style-name="Table1.B"/>
        <table:table-column table:style-name="Table1.C"/>
        <table:table-row>
          <table:table-cell table:style-name="Table1.A1" office:value-type="string">
            <text:p text:style-name="P25">Question</text:p>
            <text:p text:style-name="P26">No.</text:p>
          </table:table-cell>
          <table:table-cell table:style-name="Table1.B1" office:value-type="string">
            <text:p text:style-name="P25">Notes</text:p>
          </table:table-cell>
          <table:table-cell table:style-name="Table1.B1" office:value-type="string">
            <text:p text:style-name="P25">Note Taker/Facilitator Comments</text:p>
          </table:table-cell>
        </table:table-row>
        <table:table-row>
          <table:table-cell table:style-name="Table1.A2" office:value-type="string">
            <text:p text:style-name="P24">1</text:p>
          </table:table-cell>
          <table:table-cell table:style-name="Table1.B2" office:value-type="string">
            <text:p text:style-name="P27"><text:span text:style-name="T81">[</text:span>Please provide raw notes, quotes (not attributed to specific people) and information gathered. Please do not summarize or make inferences based on statements by focus group participants.<text:span text:style-name="T81">]</text:span></text:p>
          </table:table-cell>
          <table:table-cell table:style-name="Table1.B2" office:value-type="string">
            <text:p text:style-name="P86"><text:span text:style-name="T81">[</text:span>If applicable, facilitators and note takers are able to provide additional context to provide additional clarification/information to those conducting analysis of the information provided. Examples of comments may include the following: </text:p>
            <text:list xml:id="list3424788290" text:style-name="L3">
              <text:list-item>
                <text:p text:style-name="P101">One or two participants dominated the discussion related to this question</text:p>
              </text:list-item>
              <text:list-item>
                <text:p text:style-name="P101">There was consensus of all focus group participants related to this area of focus<text:span text:style-name="T81">]</text:span></text:p>
              </text:list-item>
            </text:list>
          </table:table-cell>
        </table:table-row>
        <table:table-row>
          <table:table-cell table:style-name="Table1.A2" office:value-type="string">
            <text:p text:style-name="P24">2</text:p>
          </table:table-cell>
          <table:table-cell table:style-name="Table1.B2" office:value-type="string">
            <text:p text:style-name="P23"/>
          </table:table-cell>
          <table:table-cell table:style-name="Table1.B2" office:value-type="string">
            <text:p text:style-name="P23"/>
          </table:table-cell>
        </table:table-row>
        <table:table-row>
          <table:table-cell table:style-name="Table1.A2" office:value-type="string">
            <text:p text:style-name="P24">3</text:p>
          </table:table-cell>
          <table:table-cell table:style-name="Table1.B2" office:value-type="string">
            <text:p text:style-name="P23"/>
          </table:table-cell>
          <table:table-cell table:style-name="Table1.B2" office:value-type="string">
            <text:p text:style-name="P23"/>
          </table:table-cell>
        </table:table-row>
      </table:table>
      <text:p text:style-name="P32"/>
      <text:h text:style-name="Heading_20_3" text:outline-level="3"><text:bookmark-start text:name="__RefHeading___Toc4295_2377065642"/><text:span text:style-name="T6"><text:tab/></text:span><text:span text:style-name="T24">Additional Comments</text:span><office:annotation><dc:date>2018-08-23T18:21:27.350080531</dc:date><text:p>&lt;!--EndFragment--&gt;</text:p></office:annotation><text:bookmark-end text:name="__RefHeading___Toc4295_2377065642"/></text:h>
      <text:p text:style-name="Text_20_body"/>
      <text:p text:style-name="P19"/>
      <text:h text:style-name="P96" text:outline-level="1"><text:bookmark-start text:name="__RefHeading___Toc879_578734558"/><text:span text:style-name="T25"><text:tab/></text:span><text:span text:style-name="T26"><office:annotation><dc:date>2018-08-23T17:04:42.775689770</dc:date><text:p>&lt;!--[if !mso]&gt;</text:p><text:p>&lt;style&gt;</text:p><text:p>v\:* {behavior:url(#default#VML);}</text:p><text:p>o\:* {behavior:url(#default#VML);}</text:p><text:p>w\:* {behavior:url(#default#VML);}</text:p><text:p>.shape {behavior:url(#default#VML);}</text:p><text:p>&lt;/style&gt;</text:p><text:p>&lt;![endif]--&gt;</text:p></office:annotation></text:span><text:span text:style-name="T26"><office:annotation><dc:date>2018-08-23T17:04:42.775894865</dc:date><text:p>&lt;!--[if gte mso 9]&gt;&lt;xml&gt;</text:p><text:p><text:s/>&lt;o:DocumentProperties&gt;</text:p><text:p><text:s text:c="2"/>&lt;o:Revision&gt;0&lt;/o:Revision&gt;</text:p><text:p><text:s text:c="2"/>&lt;o:TotalTime&gt;0&lt;/o:TotalTime&gt;</text:p><text:p><text:s text:c="2"/>&lt;o:Pages&gt;1&lt;/o:Pages&gt;</text:p><text:p><text:s text:c="2"/>&lt;o:Words&gt;1471&lt;/o:Words&gt;</text:p><text:p><text:s text:c="2"/>&lt;o:Characters&gt;8388&lt;/o:Characters&gt;</text:p><text:p><text:s text:c="2"/>&lt;o:Company&gt;UPITDC/UPDCS&lt;/o:Company&gt;</text:p><text:p><text:s text:c="2"/>&lt;o:Lines&gt;69&lt;/o:Lines&gt;</text:p><text:p><text:s text:c="2"/>&lt;o:Paragraphs&gt;19&lt;/o:Paragraphs&gt;</text:p><text:p><text:s text:c="2"/>&lt;o:CharactersWithSpaces&gt;9840&lt;/o:CharactersWithSpaces&gt;</text:p><text:p><text:s text:c="2"/>&lt;o:Version&gt;14.0&lt;/o:Version&gt;</text:p><text:p><text:s/>&lt;/o:DocumentProperties&gt;</text:p><text:p><text:s/>&lt;o:OfficeDocumentSettings&gt;</text:p><text:p><text:s text:c="2"/>&lt;o:PixelsPerInch&gt;96&lt;/o:PixelsPerInch&gt;</text:p><text:p><text:s text:c="2"/>&lt;o:TargetScreenSize&gt;800x600&lt;/o:TargetScreenSize&gt;</text:p><text:p><text:s/>&lt;/o:OfficeDocumentSettings&gt;</text:p><text:p>&lt;/xml&gt;&lt;![endif]--&gt;</text:p></office:annotation></text:span><text:span text:style-name="T26"><office:annotation><dc:date>2018-08-23T17:04:42.776263971</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26"><office:annotation><dc:date>2018-08-23T17:04:42.78895288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footer"/&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26"><office:annotation><dc:date>2018-08-23T17:04:42.79297728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Calibri;}</text:p><text:p>&lt;/style&gt;</text:p><text:p>&lt;![endif]--&gt;</text:p></office:annotation></text:span><text:span text:style-name="T26"><office:annotation><dc:date>2018-08-23T17:04:42.793001320</dc:date><text:p>&lt;!--StartFragment--&gt;</text:p></office:annotation></text:span><text:span text:style-name="T26">Focus Group </text:span><text:span text:style-name="T27">Discussion </text:span><text:span text:style-name="T26">Report</text:span><text:bookmark-end text:name="__RefHeading___Toc879_578734558"/></text:h>
      <text:h text:style-name="Heading_20_2" text:outline-level="2"><text:bookmark-start text:name="__RefHeading___Toc2290_3113773000"/><text:tab/>Introduction<text:bookmark-end text:name="__RefHeading___Toc2290_3113773000"/></text:h>
      <text:p text:style-name="P5"><text:span text:style-name="T33">Group 2</text:span><text:span text:style-name="T30"> </text:span><text:span text:style-name="T31">held a focus group discussion with </text:span><text:span text:style-name="T30">[number of students]</text:span><text:span text:style-name="T31"> students on </text:span><text:span text:style-name="T30">[date]</text:span><text:span text:style-name="T31">. The focus group was conducted as part of the </text:span><text:span text:style-name="T32">Software Engineering Course in UP Diliman</text:span><text:span text:style-name="T31">.</text:span></text:p>
      <text:p text:style-name="P6">The discussion was designed to gather information from the <text:span text:style-name="T91">participants</text:span> in regard to the following <text:span text:style-name="T91">questions</text:span>:</text:p>
      <text:list xml:id="list549815421" text:style-name="L4">
        <text:list-item>
          <text:p text:style-name="P102">Who are the people involved in the maintenance of the athele record?</text:p>
        </text:list-item>
        <text:list-item>
          <text:p text:style-name="P102">What are the processes/functions needed to maintain an athlete record?</text:p>
        </text:list-item>
        <text:list-item>
          <text:p text:style-name="P102">What are produced from the file of athlete records?</text:p>
        </text:list-item>
        <text:list-item>
          <text:p text:style-name="P102">What data do we need to keep track of?</text:p>
        </text:list-item>
        <text:list-item>
          <text:p text:style-name="P108">How do they want to interact with the system?</text:p>
          <text:p text:style-name="P109"/>
        </text:list-item>
      </text:list>
      <text:h text:style-name="Heading_20_2" text:outline-level="2"><text:bookmark-start text:name="__RefHeading___Toc2292_3113773000"/><text:tab/>Participant Demographics<text:bookmark-end text:name="__RefHeading___Toc2292_3113773000"/></text:h>
      <text:p text:style-name="P9">[Provide the summary of the demographics of the participants gathered during the FGD.]</text:p>
      <text:p text:style-name="P6"/>
      <text:h text:style-name="Heading_20_2" text:outline-level="2"><text:bookmark-start text:name="__RefHeading___Toc2294_3113773000"/><text:tab/><text:span text:style-name="T89">Participants</text:span> Perspectives<text:bookmark-end text:name="__RefHeading___Toc2294_3113773000"/></text:h>
      <text:p text:style-name="P12">[Organize by <text:span text:style-name="T91">questions</text:span>, identify any key themes under each <text:span text:style-name="T91">of them. </text:span><text:s/><text:span text:style-name="T91">T</text:span>hen, summarize the discussion under each <text:span text:style-name="T91">questions</text:span>. Use student quotes to enhance the narrative.]</text:p>
      <text:p text:style-name="P10"/>
      <text:p text:style-name="P11"><text:span text:style-name="T59">Question</text:span><text:span text:style-name="T58"> 1: </text:span><text:span text:style-name="T88">Who are the people involved in the maintenance of the athlete record?</text:span></text:p>
      <text:p text:style-name="P6"/>
      <text:p text:style-name="P8">[You can place narratives.]</text:p>
      <text:p text:style-name="P7">Applicant who submits the filled up application form.</text:p>
      <text:p text:style-name="P7">Committee and Staff compiles the application.</text:p>
      <text:p text:style-name="P6"/>
      <text:p text:style-name="P5"><text:span text:style-name="T7">Outcome 2: </text:span><office:annotation><dc:date>2018-08-23T17:04:43.037419382</dc:date><text:p>&lt;!--EndFragment--&gt;</text:p></office:annot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1" svg:font-family="Arial"/>
    <style:font-face style:name="Lucidasans1" svg:font-family="Lucidasans"/>
    <style:font-face style:name="Arial3" svg:font-family="Arial" style:font-pitch="variable"/>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Garamond2" svg:font-family="Garamond" style:font-adornments="Regular"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Arial2" fo:font-family="Arial" style:font-style-name="Regular" style:font-family-generic="swiss" style:font-pitch="variable"/>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Garamond1" fo:font-family="Garamond"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ab-stops>
          <style:tab-stop style:position="1.27cm"/>
        </style:tab-stops>
      </style:paragraph-properties>
      <style:text-properties style:font-name="Garamond1" fo:font-family="Garamond"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style:font-name="Garamond1" fo:font-family="Garamond" style:font-style-name="Bold"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Garamond1" fo:font-family="Garamond"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6cm" style:type="right" style:leader-style="dotted" style:leader-text="."/>
        </style:tab-stops>
      </style:paragraph-properties>
      <style:text-properties style:font-name="Garamond2" fo:font-family="Garamond" style:font-style-name="Regular"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7cm" style:type="right" style:leader-style="dotted" style:leader-text="."/>
        </style:tab-stops>
      </style:paragraph-properties>
      <style:text-properties style:font-name="Garamond2" fo:font-family="Garamond" style:font-style-name="Regular" style:font-family-generic="roman" style:font-pitch="variable"/>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text-properties style:font-name="Garamond2" fo:font-family="Garamond" style:font-style-name="Regular"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I">
        <style:list-level-properties/>
      </text:outline-level-style>
      <text:outline-level-style text:level="2" style:num-prefix=" " style:num-suffix="." style:num-format="A">
        <style:list-level-properties/>
      </text:outline-level-style>
      <text:outline-level-style text:level="3" style:num-prefix=" " style:num-suffix="." style:num-format="i">
        <style:list-level-properties/>
      </text:outline-level-style>
      <text:outline-level-style text:level="4" style:num-prefix=" " style:num-suffix=")" style:num-format="a">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5.051cm" style:type="right"/>
          <style:tab-stop style:position="19.024cm" style:type="right"/>
        </style:tab-stops>
      </style:paragraph-properties>
      <style:text-properties officeooo:paragraph-rsid="004dfa28"/>
    </style:style>
    <style:style style:name="MP3" style:family="paragraph" style:parent-style-name="Footer" style:master-page-name="">
      <loext:graphic-properties draw:fill="none"/>
      <style:paragraph-properties fo:margin-left="0cm" fo:margin-right="0cm" fo:text-align="start" style:justify-single-word="false" fo:orphans="0" fo:widows="0" fo:hyphenation-ladder-count="no-limit" fo:text-indent="0cm" style:auto-text-indent="false" style:page-number="auto" fo:background-color="transparent" text:number-lines="false" text:line-number="0" style:writing-mode="lr-tb">
        <style:tab-stops>
          <style:tab-stop style:position="8.864cm" style:type="center"/>
          <style:tab-stop style:position="15.007cm" style:type="right"/>
          <style:tab-stop style:position="19.024cm" style:type="right"/>
        </style:tab-stops>
      </style:paragraph-properties>
      <style:text-properties fo:hyphenate="false" fo:hyphenation-remain-char-count="2" fo:hyphenation-push-char-count="2"/>
    </style:style>
    <style:style style:name="MT1" style:family="text">
      <style:text-properties style:font-name="Garamond" fo:font-size="8pt" officeooo:rsid="002803a4" style:font-size-asian="8pt" style:font-size-complex="8pt"/>
    </style:style>
    <style:style style:name="MT2" style:family="text">
      <style:text-properties style:font-name="Garamond" fo:font-size="8pt" style:font-size-asian="8pt" style:font-size-complex="8pt"/>
    </style:style>
    <style:style style:name="MT3" style:family="text">
      <style:text-properties style:use-window-font-color="true" style:font-name="Garamond" fo:font-size="8pt" fo:language="en" fo:country="US" officeooo:rsid="00584411" fo:background-color="#fff200" loext:char-shading-value="0" style:font-name-asian="Arial Unicode MS1" style:font-size-asian="8pt" style:language-asian="none" style:country-asian="none" style:font-name-complex="Lucidasans" style:font-size-complex="8pt" style:language-complex="none" style:country-complex="none"/>
    </style:style>
    <style:style style:name="MT4" style:family="text">
      <style:text-properties style:use-window-font-color="true" style:font-name="Garamond" fo:font-size="8pt" fo:language="en" fo:country="US" officeooo:rsid="002803a4" fo:background-color="#fff200" loext:char-shading-value="0" style:font-name-asian="Arial Unicode MS1" style:font-size-asian="8pt" style:language-asian="none" style:country-asian="none" style:font-name-complex="Lucidasans" style:font-size-complex="8pt" style:language-complex="none" style:country-complex="none"/>
    </style:style>
    <style:style style:name="MT5" style:family="text">
      <style:text-properties style:font-name="Garamond" fo:font-size="8pt" officeooo:rsid="00584411" fo:background-color="#fff200" loext:char-shading-value="0" style:font-size-asian="8pt" style:font-size-complex="8pt"/>
    </style:style>
    <style:page-layout style:name="Mpm1">
      <style:page-layout-properties fo:page-width="21.006cm" fo:page-height="29.693cm" style:num-format="1" style:print-orientation="portrait" fo:margin-top="1.27cm" fo:margin-bottom="2.54cm" fo:margin-left="2.54cm" fo:margin-right="2.54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691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Group No</text:span><text:span text:style-name="MT2">: </text:span><text:span text:style-name="MT3">2</text:span><text:span text:style-name="MT2"><text:tab/><text:tab/>Page </text:span><text:span text:style-name="MT2"><text:page-number style:num-format="1" text:select-page="current">4</text:page-number></text:span></text:p>
        <text:p text:style-name="MP3"><text:span text:style-name="MT1">Project Name: </text:span><text:span text:style-name="MT4">R</text:span><text:span text:style-name="MT3">eSource</text:span><text:span text:style-name="MT2"><text:tab/><text:tab/></text:span><text:span text:style-name="MT1">Version: </text:span><text:span text:style-name="MT5">1</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meta:initial-creator>Weng Solamo</meta:initial-creator>
    <meta:creation-date>2006-07-10T13:37:45</meta:creation-date>
    <dc:date>2019-09-01T21:49:40.443550312</dc:date>
    <dc:language>de-DE</dc:language>
    <meta:editing-cycles>65</meta:editing-cycles>
    <meta:editing-duration>PT4H44M15S</meta:editing-duration>
    <meta:document-statistic meta:table-count="4" meta:image-count="0" meta:object-count="0" meta:page-count="9" meta:paragraph-count="179" meta:word-count="1881" meta:character-count="11483" meta:non-whitespace-character-count="9698"/>
    <meta:user-defined meta:name="Info 1"/>
    <meta:user-defined meta:name="Info 2"/>
    <meta:user-defined meta:name="Info 3"/>
    <meta:user-defined meta:name="Info 4"/>
  </office:meta>
</office:document-meta>
</file>